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Georgia" svg:font-family="Georgia"/>
    <style:font-face style:name="Trebuchet MS Bold Italic" svg:font-family="&quot;Trebuchet MS Bold Italic&quot;"/>
    <style:font-face style:name="Aptos Narrow" svg:font-family="&quot;Aptos Narrow&quot;"/>
    <style:font-face style:name="Söhne" svg:font-family="Söhn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 fo:background-color="#3B96EC" style:repeat-content="false"/>
      <style:paragraph-properties fo:text-align="start" fo:margin-left="0cm"/>
      <style:text-properties fo:color="#FFFFFF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#3B96EC" style:repeat-content="false"/>
      <style:paragraph-properties fo:text-align="start" fo:margin-left="0cm"/>
      <style:text-properties fo:color="#FFFFFF"/>
    </style:style>
    <style:style style:name="ce6" style:family="table-cell" style:parent-style-name="Default" style:data-style-name="N0">
      <style:table-cell-properties fo:border-top="none" fo:border-bottom="none" fo:border-left="none" fo:border-right="thin solid #3B96EC"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F2F2F2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FFFFFF" fo:border-left="none" fo:border-right="none" style:vertical-align="middle" fo:wrap-option="wrap" fo:background-color="#3B96EC" style:repeat-content="false"/>
      <style:paragraph-properties fo:text-align="start" fo:margin-left="0cm"/>
      <style:text-properties fo:color="#FFFFFF"/>
    </style:style>
    <style:style style:name="ce9" style:family="table-cell" style:parent-style-name="Default" style:data-style-name="N0">
      <style:table-cell-properties fo:border-top="none" fo:border-bottom="thin solid #3B96EC" fo:border-left="none" fo:border-right="none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thin solid #FFFFFF" fo:border-left="none" fo:border-right="none" style:vertical-align="middle" fo:background-color="#3B96EC" style:repeat-content="false"/>
      <style:paragraph-properties fo:text-align="start" fo:margin-left="0cm"/>
      <style:text-properties fo:color="#FFFFFF"/>
    </style:style>
    <style:style style:name="ce11" style:family="table-cell" style:parent-style-name="Default" style:data-style-name="N0">
      <style:table-cell-properties fo:border-top="none" fo:border-bottom="thin solid #FFFFFF" fo:border-left="none" fo:border-right="none" style:vertical-align="middle" style:repeat-content="false"/>
      <style:paragraph-properties fo:text-align="start" fo:margin-left="0cm"/>
      <style:text-properties fo:color="#FFFFFF"/>
    </style:style>
    <style:style style:name="ce12" style:family="table-cell" style:parent-style-name="Default" style:data-style-name="N0">
      <style:table-cell-properties fo:border-top="none" fo:border-bottom="thin solid #3B96EC" fo:border-left="none" fo:border-right="thin solid #3B96EC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none" fo:border-left="thin solid #FFFFFF" fo:border-right="thin solid #FFFFFF" style:vertical-align="middle" fo:background-color="#F2F2F2"/>
      <style:text-properties fo:color="#0563C1" style:font-name="Georgia" style:font-name-asian="Georgia" style:font-name-complex="Georgia" style:text-underline-style="solid" style:text-underline-type="single" style:font-family-generic="roman"/>
    </style:style>
    <style:style style:name="ce14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 fo:background-color="#3B96EC" style:repeat-content="false"/>
      <style:paragraph-properties fo:text-align="start" fo:margin-left="0cm"/>
      <style:text-properties fo:color="#FFFFFF"/>
    </style:style>
    <style:style style:name="ce15" style:family="table-cell" style:parent-style-name="Default" style:data-style-name="N0">
      <style:table-cell-properties fo:border-top="thin solid #3B96EC" fo:border-bottom="none" fo:border-left="none" fo:border-right="none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none" fo:border-left="none" fo:border-right="thin solid #3B96EC" style:vertical-align="middle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FFFFFF" fo:border-left="none" fo:border-right="none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none" fo:border-left="thin solid #3B96EC" fo:border-right="none" style:vertical-align="automatic"/>
    </style:style>
    <style:style style:name="ce19" style:family="table-cell" style:parent-style-name="Default" style:data-style-name="N0">
      <style:table-cell-properties fo:border-top="none" fo:border-bottom="thin solid #FFFFFF" fo:border-left="thin solid #FFFFFF" fo:border-right="none" style:vertical-align="middle" fo:wrap-option="wrap" fo:background-color="#3B96E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3B96E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FFFFFF" style:vertical-align="middle" fo:wrap-option="wrap" fo:background-color="#3B96E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22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31859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23" style:family="table-cell" style:parent-style-name="Default" style:data-style-name="N19">
      <style:table-cell-properties fo:border-top="thin solid #FFFFFF" fo:border-bottom="thin solid #FFFFFF" fo:border-left="none" fo:border-right="none" style:vertical-align="middle" fo:background-color="#31859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9BC2E6" style:shrink-to-fit="true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26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9BC2E6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27" style:family="table-cell" style:parent-style-name="Default" style:data-style-name="N19">
      <style:table-cell-properties fo:border-top="thin solid #FFFFFF" fo:border-bottom="thin solid #FFFFFF" fo:border-left="none" fo:border-right="none" style:vertical-align="middle" fo:background-color="#9BC2E6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28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DDEBF7" style:shrink-to-fit="true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29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DDEBF7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30" style:family="table-cell" style:parent-style-name="Default" style:data-style-name="N19">
      <style:table-cell-properties fo:border-top="thin solid #FFFFFF" fo:border-bottom="thin solid #FFFFFF" fo:border-left="none" fo:border-right="none" style:vertical-align="middle" fo:background-color="#DDEBF7" style:repeat-content="false"/>
      <style:paragraph-properties fo:text-align="center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31" style:family="table-cell" style:parent-style-name="Default" style:data-style-name="N30">
      <style:table-cell-properties fo:border-top="thin solid #FFFFFF" fo:border-bottom="thin solid #FFFFFF" fo:border-left="none" fo:border-right="none" style:vertical-align="top" fo:background-color="#DDEBF7" style:shrink-to-fit="true" style:repeat-content="false"/>
      <style:paragraph-properties fo:text-align="start" fo:margin-left="0cm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32" style:family="table-cell" style:parent-style-name="Default" style:data-style-name="N30">
      <style:table-cell-properties fo:border-top="thin solid #FFFFFF" fo:border-bottom="thin solid #FFFFFF" fo:border-left="none" fo:border-right="none" style:vertical-align="top" fo:background-color="#DDEBF7" style:repeat-content="false"/>
      <style:paragraph-properties fo:text-align="start" fo:margin-left="0cm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33" style:family="table-cell" style:parent-style-name="Default" style:data-style-name="N19">
      <style:table-cell-properties fo:border-top="thin solid #FFFFFF" fo:border-bottom="thin solid #FFFFFF" fo:border-left="none" fo:border-right="none" style:vertical-align="top" fo:background-color="#DDEBF7" style:repeat-content="false"/>
      <style:paragraph-properties fo:text-align="start" fo:margin-left="0cm"/>
      <style:text-properties fo:color="#1F4E78" style:font-name="Georgia" style:font-name-asian="Georgia" style:font-name-complex="Georgia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thin solid #FFFFFF" fo:border-left="none" fo:border-right="none" style:vertical-align="middle" fo:wrap-option="wrap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FFFFFF" style:vertical-align="middle" fo:wrap-option="wrap" fo:background-color="#004A99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004A99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FFFFFF" fo:background-color="#3B96EC"/>
    </style:style>
    <style:style style:name="ce39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#3B96E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0" style:family="table-cell" style:parent-style-name="Default" style:data-style-name="N30">
      <style:table-cell-properties fo:border-top="thin solid #FFFFFF" fo:border-bottom="thin solid #FFFFFF" fo:border-left="none" fo:border-right="none" style:vertical-align="middle" fo:wrap-option="wrap" fo:background-color="#31859C" style:repeat-content="false"/>
      <style:paragraph-properties fo:text-align="start" fo:margin-left="0cm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1" style:family="table-cell" style:parent-style-name="Default" style:data-style-name="N30">
      <style:table-cell-properties fo:border-top="thin solid #FFFFFF" fo:border-bottom="thin solid #FFFFFF" fo:border-left="none" fo:border-right="none" style:vertical-align="middle" fo:background-color="#31859C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2" style:family="table-cell" style:parent-style-name="Default" style:data-style-name="N0">
      <style:table-cell-properties fo:border-top="thin solid #FFFFFF" fo:border-bottom="thin solid #FFFFFF" fo:border-left="none" fo:border-right="none" fo:background-color="#9BC2E6"/>
    </style:style>
    <style:style style:name="ce43" style:family="table-cell" style:parent-style-name="Default" style:data-style-name="N0">
      <style:table-cell-properties fo:border-top="thin solid #FFFFFF" fo:border-bottom="thin solid #FFFFFF" fo:border-left="none" fo:border-right="none" fo:background-color="#DDEBF7"/>
    </style:style>
    <style:style style:name="ce4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/>
    </style:style>
    <style:style style:name="ce46" style:family="table-cell" style:parent-style-name="Default" style:data-style-name="N0">
      <style:table-cell-properties style:vertical-align="middle" fo:wrap-option="wrap"/>
    </style:style>
    <style:style style:name="ce47" style:family="table-cell" style:parent-style-name="Default" style:data-style-name="N30">
      <style:table-cell-properties fo:border-top="thin solid #FFFFFF" fo:border-bottom="thin solid #FFFFFF" fo:border-left="none" fo:border-right="none" style:vertical-align="middle" fo:wrap-option="wrap" fo:background-color="#31859C" style:shrink-to-fit="true" style:repeat-content="false"/>
      <style:paragraph-properties fo:text-align="center"/>
      <style:text-properties fo:color="#FFFFFF"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3B96EC" style:repeat-content="false"/>
      <style:paragraph-properties fo:text-align="end" fo:margin-right="0cm"/>
      <style:text-properties fo:color="#FFFFFF" fo:font-size="24pt" style:font-size-asian="24pt" style:font-size-complex="2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3B96EC"/>
      <style:text-properties fo:color="#FFFFFF" fo:font-size="24pt" style:font-size-asian="24pt" style:font-size-complex="24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3B96EC"/>
      <style:text-properties fo:color="#FFFFFF" fo:font-size="24pt" style:font-size-asian="24pt" style:font-size-complex="24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3B96EC"/>
      <style:text-properties fo:color="#FFFFFF" fo:font-size="24pt" style:font-size-asian="24pt" style:font-size-complex="2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004A99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4A99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4A99" style:repeat-content="false"/>
      <style:paragraph-properties fo:text-align="center"/>
      <style:text-properties fo:color="#FFFFFF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004A99" style:repeat-content="false"/>
      <style:paragraph-properties fo:text-align="center"/>
      <style:text-properties fo:color="#FFFFFF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5B9BD5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style:vertical-align="top" fo:background-color="#FFFFFF"/>
    </style:style>
    <style:style style:name="ce59" style:family="table-cell" style:parent-style-name="Default" style:data-style-name="N0">
      <style:table-cell-properties fo:border="thin solid #000000" style:vertical-align="middle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middle" fo:background-color="#DDEBF7"/>
      <style:text-properties fo:color="#000000" fo:font-weight="bold" style:font-weight-asian="bold" style:font-weight-complex="bold"/>
    </style:style>
    <style:style style:name="ce62" style:family="table-cell" style:parent-style-name="Lien_32_hypertexte" style:data-style-name="N0">
      <style:table-cell-properties fo:border="thin solid #000000" style:vertical-align="middle" fo:background-color="#DDEBF7"/>
      <style:text-properties fo:color="#0563C1" style:text-underline-style="solid" style:text-underline-type="single"/>
    </style:style>
    <style:style style:name="ce63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64" style:family="table-cell" style:parent-style-name="Lien_32_hypertexte" style:data-style-name="N0">
      <style:table-cell-properties fo:border="thin solid #000000" style:vertical-align="middle" fo:background-color="#9BC2E6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6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top" fo:background-color="#FFFFFF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4A99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004A99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004A99"/>
    </style:style>
    <style:style style:name="ce7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5B9BD5" style:repeat-content="false"/>
      <style:paragraph-properties fo:text-align="end" fo:margin-right="0cm"/>
      <style:text-properties fo:color="#FFFFFF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1F4E78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color="#000000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fo:background-color="#DDEBF7"/>
      <style:text-properties fo:color="#000000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DEBF7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BC2E6"/>
      <style:text-properties fo:color="#000000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fo:background-color="#9BC2E6"/>
      <style:text-properties fo:color="#000000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BC2E6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BC2E6"/>
      <style:text-properties fo:color="#000000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9BC2E6"/>
      <style:text-properties fo:color="#000000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BC2E6"/>
      <style:text-properties fo:color="#000000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EBF7"/>
      <style:text-properties fo:color="#000000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/>
      <style:text-properties fo:color="#000000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9BC2E6"/>
      <style:text-properties fo:color="#000000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9BC2E6"/>
      <style:text-properties fo:color="#000000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C2E6"/>
      <style:text-properties fo:color="#000000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BC2E6"/>
      <style:text-properties fo:color="#000000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9BC2E6"/>
      <style:text-properties fo:color="#000000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BC2E6"/>
      <style:text-properties fo:color="#000000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DDEBF7"/>
      <style:text-properties fo:color="#000000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DDEBF7"/>
      <style:text-properties fo:color="#000000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EBF7"/>
      <style:text-properties fo:color="#000000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DEBF7"/>
      <style:text-properties fo:color="#000000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DDEBF7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/>
      <style:text-properties fo:color="#000000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9BC2E6"/>
      <style:text-properties fo:color="#000000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9BC2E6"/>
      <style:text-properties fo:color="#000000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9BC2E6"/>
      <style:text-properties fo:color="#000000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BC2E6"/>
      <style:text-properties fo:color="#000000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BC2E6"/>
      <style:text-properties fo:color="#000000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BC2E6"/>
      <style:text-properties fo:color="#000000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9BC2E6"/>
      <style:text-properties fo:color="#000000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9BC2E6"/>
      <style:text-properties fo:color="#000000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BC2E6"/>
      <style:text-properties fo:color="#000000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DDEBF7"/>
      <style:text-properties fo:color="#00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DDEBF7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EBF7"/>
      <style:text-properties fo:color="#000000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DEBF7"/>
      <style:text-properties fo:color="#000000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DDEBF7"/>
      <style:text-properties fo:color="#000000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EBF7"/>
      <style:text-properties fo:color="#000000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DDEBF7"/>
      <style:text-properties fo:color="#000000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DDEBF7"/>
      <style:text-properties fo:color="#000000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DDEBF7"/>
      <style:text-properties fo:color="#000000" fo:font-weight="bold" style:font-weight-asian="bold" style:font-weight-complex="bold"/>
    </style:style>
    <style:style style:name="ce129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3B96EC" style:repeat-content="false"/>
      <style:paragraph-properties fo:text-align="start" fo:margin-left="0cm"/>
      <style:text-properties fo:color="#FFFFFF" fo:font-size="24pt" style:font-size-asian="24pt" style:font-size-complex="24pt" fo:font-weight="bold" style:font-weight-asian="bold" style:font-weight-complex="bold"/>
    </style:style>
    <style:style style:name="ce130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top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9">
      <style:table-cell-properties fo:border-top="thin solid #000000" fo:border-bottom="thin solid #000000" fo:border-left="none" fo:border-right="none" style:vertical-align="top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2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top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top" fo:wrap-option="wrap" fo:background-color="#9BC2E6"/>
      <style:text-properties fo:color="#000000" fo:font-weight="bold" style:font-weight-asian="bold" style:font-weight-complex="bold"/>
    </style:style>
    <style:style style:name="ce135" style:family="table-cell" style:parent-style-name="Default" style:data-style-name="N0">
      <style:table-cell-properties fo:border="thin solid #000000" style:vertical-align="middle" fo:background-color="#004A99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 style:data-style-name="N0">
      <style:table-cell-properties fo:border="thin solid #000000" style:vertical-align="top" fo:background-color="#9BC2E6"/>
      <style:text-properties fo:color="#000000" fo:font-weight="bold" style:font-weight-asian="bold" style:font-weight-complex="bold"/>
    </style:style>
    <style:style style:name="ce137" style:family="table-cell" style:parent-style-name="Default" style:data-style-name="N0">
      <style:table-cell-properties fo:border="thin solid #000000" fo:background-color="#DDEBF7"/>
      <style:text-properties fo:color="#000000"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style:vertical-align="middle" fo:background-color="#DDEBF7"/>
      <style:text-properties fo:color="#000000" fo:font-weight="bold" style:font-weight-asian="bold" style:font-weight-complex="bold"/>
    </style:style>
    <style:style style:name="ce139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 style:vertical-align="middle" fo:wrap-option="wrap" fo:background-color="#DDEBF7"/>
      <style:text-properties fo:color="#000000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fo:background-color="#9BC2E6"/>
      <style:text-properties fo:color="#000000"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000000" style:vertical-align="automatic" fo:wrap-option="wrap" fo:background-color="#9BC2E6"/>
      <style:text-properties fo:color="#000000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9BC2E6"/>
      <style:text-properties fo:color="#000000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BC2E6"/>
      <style:text-properties fo:color="#000000"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000000" style:vertical-align="top" fo:wrap-option="wrap" fo:background-color="#DDEBF7"/>
      <style:text-properties fo:color="#000000" fo:font-weight="bold" style:font-weight-asian="bold" style:font-weight-complex="bold"/>
    </style:style>
    <style:style style:name="ce146" style:family="table-cell" style:parent-style-name="Default" style:data-style-name="N0">
      <style:table-cell-properties fo:border="thin solid #000000" style:vertical-align="middle" fo:background-color="#9BC2E6"/>
      <style:text-properties fo:color="#000000"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top" fo:background-color="#DDEBF7"/>
      <style:text-properties fo:color="#000000" fo:font-weight="bold" style:font-weight-asian="bold" style:font-weight-complex="bold"/>
    </style:style>
    <style:style style:name="ce148" style:family="table-cell" style:parent-style-name="Default" style:data-style-name="N30">
      <style:table-cell-properties fo:border="thin solid #000000" style:vertical-align="middle" fo:background-color="#9BC2E6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9">
      <style:table-cell-properties fo:border="thin solid #000000" style:vertical-align="top" fo:background-color="#DDEBF7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50" style:family="table-cell" style:parent-style-name="Default" style:data-style-name="N0">
      <style:table-cell-properties style:vertical-align="middle" fo:background-color="#305496" style:repeat-content="false"/>
      <style:paragraph-properties fo:text-align="start" fo:margin-left="0cm"/>
      <style:text-properties fo:color="#FFFFFF" style:font-name="Trebuchet MS Bold Italic" style:font-name-asian="Trebuchet MS Bold Italic" style:font-name-complex="Trebuchet MS Bold Italic" fo:font-size="18pt" style:font-size-asian="18pt" style:font-size-complex="18pt"/>
    </style:style>
    <style:style style:name="ce151" style:family="table-cell" style:parent-style-name="Default" style:data-style-name="N0">
      <style:table-cell-properties style:vertical-align="middle" fo:background-color="#305496" style:repeat-content="false"/>
      <style:paragraph-properties fo:text-align="start" fo:margin-left="0cm"/>
      <style:text-properties fo:color="#44546A" style:font-name="Trebuchet MS Bold Italic" style:font-name-asian="Trebuchet MS Bold Italic" style:font-name-complex="Trebuchet MS Bold Italic" fo:font-size="18pt" style:font-size-asian="18pt" style:font-size-complex="18pt"/>
    </style:style>
    <style:style style:name="ce152" style:family="table-cell" style:parent-style-name="Default" style:data-style-name="N0">
      <style:text-properties style:font-name="Trebuchet MS Bold Italic" style:font-name-asian="Trebuchet MS Bold Italic" style:font-name-complex="Trebuchet MS Bold Italic" fo:font-size="12pt" style:font-size-asian="12pt" style:font-size-complex="12pt"/>
    </style:style>
    <style:style style:name="ce153" style:family="table-cell" style:parent-style-name="Default" style:data-style-name="N0">
      <style:table-cell-properties style:vertical-align="middle" fo:background-color="#305496" style:repeat-content="false"/>
      <style:paragraph-properties fo:text-align="end" fo:margin-right="0cm"/>
      <style:text-properties fo:color="#FFFFFF" style:font-name="Trebuchet MS Bold Italic" style:font-name-asian="Trebuchet MS Bold Italic" style:font-name-complex="Trebuchet MS Bold Italic" fo:font-size="18pt" style:font-size-asian="18pt" style:font-size-complex="18pt"/>
    </style:style>
    <style:style style:name="ce154" style:family="table-cell" style:parent-style-name="Default" style:data-style-name="N10">
      <style:table-cell-properties style:vertical-align="middle" fo:background-color="#305496" style:repeat-content="false"/>
      <style:paragraph-properties fo:text-align="end" fo:margin-right="0cm"/>
      <style:text-properties fo:color="#FFFFFF" style:font-name="Trebuchet MS Bold Italic" style:font-name-asian="Trebuchet MS Bold Italic" style:font-name-complex="Trebuchet MS Bold Italic" fo:font-size="18pt" style:font-size-asian="18pt" style:font-size-complex="18pt"/>
    </style:style>
    <style:style style:name="ce155" style:family="table-cell" style:parent-style-name="Default" style:data-style-name="N0">
      <style:table-cell-properties style:vertical-align="top" fo:wrap-option="wrap" fo:background-color="#D9D9D9" style:repeat-content="false"/>
      <style:paragraph-properties fo:text-align="start" fo:margin-left="0cm"/>
      <style:text-properties style:font-name="Trebuchet MS Bold Italic" style:font-name-asian="Trebuchet MS Bold Italic" style:font-name-complex="Trebuchet MS Bold Italic" fo:font-size="12pt" style:font-size-asian="12pt" style:font-size-complex="12pt"/>
    </style:style>
    <style:style style:name="ce156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D9D9D9" style:repeat-content="false"/>
      <style:paragraph-properties fo:text-align="start" fo:margin-left="0cm"/>
      <style:text-properties style:font-name="Trebuchet MS Bold Italic" style:font-name-asian="Trebuchet MS Bold Italic" style:font-name-complex="Trebuchet MS Bold Italic" fo:font-size="12pt" style:font-size-asian="12pt" style:font-size-complex="12pt"/>
    </style:style>
    <style:style style:name="ce157" style:family="table-cell" style:parent-style-name="Default" style:data-style-name="N0">
      <style:table-cell-properties fo:border="thin solid #000000" style:vertical-align="top" fo:wrap-option="wrap" fo:background-color="#DDEBF7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58" style:family="table-cell" style:parent-style-name="Default" style:data-style-name="N0">
      <style:table-cell-properties fo:border="thin solid #000000" style:vertical-align="top" fo:background-color="#DDEBF7" style:repeat-content="false"/>
      <style:paragraph-properties fo:text-align="start" fo:margin-lef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59" style:family="table-cell" style:parent-style-name="Default" style:data-style-name="N0">
      <style:table-cell-properties fo:border="thin solid #000000" style:vertical-align="top" fo:wrap-option="wrap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0" style:family="table-cell" style:parent-style-name="Default" style:data-style-name="N12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end" fo:margin-righ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2" style:family="table-cell" style:parent-style-name="Default" style:data-style-name="N10">
      <style:table-cell-properties fo:border="thin solid #000000" style:vertical-align="top" style:repeat-content="false"/>
      <style:paragraph-properties fo:text-align="end" fo:margin-righ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3" style:family="table-cell" style:parent-style-name="Default" style:data-style-name="N0">
      <style:table-cell-properties fo:border="thin solid #000000" style:vertical-align="top" style:repeat-content="false"/>
      <style:paragraph-properties fo:text-align="end" fo:margin-righ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4" style:family="table-cell" style:parent-style-name="Default" style:data-style-name="N0">
      <style:table-cell-properties style:vertical-align="top" fo:wrap-option="wrap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5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7" style:family="table-cell" style:parent-style-name="Default" style:data-style-name="N10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/>
    </style:style>
    <style:style style:name="ce169" style:family="table-cell" style:parent-style-name="Default" style:data-style-name="N0">
      <style:table-cell-properties style:vertical-align="top" fo:wrap-option="wrap" fo:background-color="#D3D3D3"/>
      <style:text-properties fo:color="#000000" style:font-name="Trebuchet MS Bold Italic" style:font-name-asian="Trebuchet MS Bold Italic" style:font-name-complex="Trebuchet MS Bold Italic" fo:font-size="10pt" style:font-size-asian="10pt" style:font-size-complex="10pt" fo:font-style="italic" style:font-style-asian="italic" style:font-style-complex="italic"/>
    </style:style>
    <style:style style:name="ce170" style:family="table-cell" style:parent-style-name="Default" style:data-style-name="N0">
      <style:table-cell-properties style:vertical-align="top" fo:wrap-option="wrap" fo:background-color="#D3D3D3"/>
      <style:text-properties fo:color="#000000" style:font-name="Trebuchet MS Bold Italic" style:font-name-asian="Trebuchet MS Bold Italic" style:font-name-complex="Trebuchet MS Bold Italic" fo:font-size="10pt" style:font-size-asian="10pt" style:font-size-complex="10pt" fo:font-style="italic" style:font-style-asian="italic" style:font-style-complex="italic"/>
    </style:style>
    <style:style style:name="ce171" style:family="table-cell" style:parent-style-name="Default" style:data-style-name="N0">
      <style:table-cell-properties style:vertical-align="top" fo:background-color="#D3D3D3" style:repeat-content="false"/>
      <style:paragraph-properties fo:text-align="start" fo:margin-left="0cm"/>
      <style:text-properties fo:color="#000000" style:font-name="Trebuchet MS Bold Italic" style:font-name-asian="Trebuchet MS Bold Italic" style:font-name-complex="Trebuchet MS Bold Italic"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 style:cell-protect="protected"/>
      <style:text-properties style:font-name="Aptos Narrow" style:font-name-asian="Aptos Narrow" style:font-name-complex="Aptos Narrow" fo:font-size="10pt" style:font-size-asian="10pt" style:font-size-complex="10pt"/>
    </style:style>
    <style:style style:name="ce173" style:family="table-cell" style:parent-style-name="Normal_32_2" style:data-style-name="N10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color="#0C769E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4" style:family="table-cell" style:parent-style-name="Normal_32_2" style:data-style-name="N1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75" style:family="table-cell" style:parent-style-name="Normal_32_2" style:data-style-name="N1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76" style:family="table-cell" style:parent-style-name="Normal_32_2" style:data-style-name="N10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color="#0C769E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7" style:family="table-cell" style:parent-style-name="Normal_32_2" style:data-style-name="N1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78" style:family="table-cell" style:parent-style-name="Normal_32_2" style:data-style-name="N1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179" style:family="table-cell" style:parent-style-name="Normal_32_2" style:data-style-name="N10">
      <style:table-cell-properties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0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1" style:family="table-cell" style:parent-style-name="Normal_32_2" style:data-style-name="N10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2" style:family="table-cell" style:parent-style-name="Normal_32_2" style:data-style-name="N1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3" style:family="table-cell" style:parent-style-name="Normal_32_2" style:data-style-name="N13">
      <style:table-cell-properties fo:border-top="thin solid #000000" fo:border-bottom="2pt solid #000000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4" style:family="table-cell" style:parent-style-name="Normal_32_2" style:data-style-name="N0">
      <style:table-cell-properties fo:border-top="thin solid #000000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5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86" style:family="table-cell" style:parent-style-name="Normal_32_2" style:data-style-name="N13">
      <style:table-cell-properties fo:border-top="2pt solid #000000" fo:border-bottom="thin solid #000000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7" style:family="table-cell" style:parent-style-name="Normal_32_2" style:data-style-name="N0">
      <style:table-cell-properties fo:border-top="2pt solid #000000" fo:border-bottom="thin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8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89" style:family="table-cell" style:parent-style-name="Normal_32_2" style:data-style-name="N10">
      <style:table-cell-properties fo:border-top="thin solid #000000" fo:border-bottom="2pt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0" style:family="table-cell" style:parent-style-name="Normal_32_2" style:data-style-name="N10">
      <style:table-cell-properties fo:border-top="2pt solid #000000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1" style:family="table-cell" style:parent-style-name="Normal_32_2" style:data-style-name="N14">
      <style:table-cell-properties fo:border-top="2pt solid #000000" fo:border-bottom="2pt solid #000000" fo:border-left="none" fo:border-right="2pt solid #000000" style:vertical-align="automatic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2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3" style:family="table-cell" style:parent-style-name="Normal_32_2" style:data-style-name="N0">
      <style:table-cell-properties style:vertical-align="automatic" fo:background-color="transparent" style:cell-protect="protected"/>
      <style:text-properties style:font-name="Aptos Narrow" style:font-name-asian="Aptos Narrow" style:font-name-complex="Aptos Narrow" fo:font-size="10pt" style:font-size-asian="10pt" style:font-size-complex="10pt" style:font-family-generic="swiss"/>
    </style:style>
    <style:style style:name="ce194" style:family="table-cell" style:parent-style-name="Normal_32_2" style:data-style-name="N41">
      <style:table-cell-properties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195" style:family="table-cell" style:parent-style-name="Normal_32_2" style:data-style-name="N12">
      <style:table-cell-properties fo:border="2pt solid #000000" style:vertical-align="automatic" fo:background-color="transparent" style:cell-protect="protected"/>
      <style:text-properties style:font-name="Aptos Narrow" style:font-name-asian="Aptos Narrow" style:font-name-complex="Aptos Narrow" fo:font-size="16pt" style:font-size-asian="16pt" style:font-size-complex="16pt" fo:font-weight="bold" style:font-weight-asian="bold" style:font-weight-complex="bold" style:font-family-generic="swiss"/>
    </style:style>
    <style:style style:name="ce196" style:family="table-cell" style:parent-style-name="Normal_32_2" style:data-style-name="N12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7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8" style:family="table-cell" style:parent-style-name="Normal_32_2" style:data-style-name="N12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99" style:family="table-cell" style:parent-style-name="Normal_32_2" style:data-style-name="N1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0" style:family="table-cell" style:parent-style-name="Normal_32_2" style:data-style-name="N41">
      <style:table-cell-properties fo:border-top="none" fo:border-bottom="2pt solid #000000" fo:border-left="2pt solid #000000" fo:border-right="2pt solid #000000"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1" style:family="table-cell" style:parent-style-name="Normal_32_2" style:data-style-name="N41">
      <style:table-cell-properties fo:border-top="thin solid #000000" fo:border-bottom="2pt solid #000000" fo:border-left="thin solid #000000" fo:border-right="2pt solid #000000"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2" style:family="table-cell" style:parent-style-name="Normal_32_2" style:data-style-name="N41">
      <style:table-cell-properties fo:border-top="2pt solid #000000" fo:border-bottom="thin solid #000000" fo:border-left="thin solid #000000" fo:border-right="2pt solid #000000"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3" style:family="table-cell" style:parent-style-name="Normal_32_2" style:data-style-name="N10">
      <style:table-cell-properties fo:border="2pt solid #000000"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4" style:family="table-cell" style:parent-style-name="Normal_32_2" style:data-style-name="N0">
      <style:table-cell-properties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5" style:family="table-cell" style:parent-style-name="Normal_32_2" style:data-style-name="N0">
      <style:table-cell-properties fo:border="2pt solid #000000" style:vertical-align="automatic" fo:background-color="transparent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06" style:family="table-cell" style:parent-style-name="Normal_32_2" style:data-style-name="N14">
      <style:table-cell-properties fo:border-top="thin solid #000000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7" style:family="table-cell" style:parent-style-name="Normal_32_2" style:data-style-name="N1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8" style:family="table-cell" style:parent-style-name="Normal_32_2" style:data-style-name="N14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09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0" style:family="table-cell" style:parent-style-name="Normal_32_2" style:data-style-name="N14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1" style:family="table-cell" style:parent-style-name="Normal_32_2" style:data-style-name="N1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2" style:family="table-cell" style:parent-style-name="Normal_32_2" style:data-style-name="N14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3" style:family="table-cell" style:parent-style-name="Normal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4" style:family="table-cell" style:parent-style-name="Normal_32_2" style:data-style-name="N0">
      <style:table-cell-properties fo:border-top="none" fo:border-bottom="2pt solid #000000" fo:border-left="none" fo:border-right="2pt solid #000000"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15" style:family="table-cell" style:parent-style-name="Normal_32_2" style:data-style-name="N0">
      <style:table-cell-properties fo:border-top="2pt solid #000000" fo:border-bottom="thin solid #000000" fo:border-left="none" fo:border-right="thin solid #000000" style:vertical-align="middle" fo:wrap-option="wrap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6" style:family="table-cell" style:parent-style-name="Normal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7" style:family="table-cell" style:parent-style-name="Normal_32_2" style:data-style-name="N0">
      <style:table-cell-properties fo:border-top="2pt solid #000000" fo:border-bottom="thin solid #000000" fo:border-left="thin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8" style:family="table-cell" style:parent-style-name="Normal_32_2" style:data-style-name="N0">
      <style:table-cell-properties fo:border-top="2pt solid #000000" fo:border-bottom="thin solid #000000" fo:border-left="thin solid #000000" fo:border-right="2pt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19" style:family="table-cell" style:parent-style-name="Normal_32_2" style:data-style-name="N0">
      <style:table-cell-properties fo:border-top="none" fo:border-bottom="thin solid #000000" fo:border-left="2pt solid #000000" fo:border-right="none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0" style:family="table-cell" style:parent-style-name="Normal_32_2" style:data-style-name="N0">
      <style:table-cell-properties fo:border-top="thin solid #000000" fo:border-bottom="thin solid #000000" fo:border-left="2pt solid #000000" fo:border-right="none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1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2" style:family="table-cell" style:parent-style-name="Normal_32_2" style:data-style-name="N0">
      <style:table-cell-properties fo:border-top="2pt solid #000000" fo:border-bottom="thin solid #000000" fo:border-left="2pt solid #000000" fo:border-right="thin solid #000000" style:vertical-align="automatic" fo:background-color="#215C98" style:cell-protect="protected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3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automatic" fo:background-color="#215C98" style:cell-protect="protected"/>
      <style:text-properties style:font-name="Aptos Narrow" style:font-name-asian="Aptos Narrow" style:font-name-complex="Aptos Narrow" fo:font-size="14pt" style:font-size-asian="14pt" style:font-size-complex="14pt" fo:font-weight="bold" style:font-weight-asian="bold" style:font-weight-complex="bold" style:font-family-generic="swiss"/>
    </style:style>
    <style:style style:name="ce224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middle" fo:wrap-option="wrap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5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middle" fo:wrap-option="wrap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6" style:family="table-cell" style:parent-style-name="Normal_32_2" style:data-style-name="N0">
      <style:table-cell-properties fo:border-top="2pt solid #000000" fo:border-bottom="thin solid #000000" fo:border-left="2pt solid #000000" fo:border-right="none" style:vertical-align="automatic" fo:background-color="#215C98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7" style:family="table-cell" style:parent-style-name="Normal_32_2" style:data-style-name="N0">
      <style:table-cell-properties fo:border-top="2pt solid #000000" fo:border-bottom="thin solid #000000" fo:border-left="none" fo:border-right="thin solid #000000" style:vertical-align="middle" fo:background-color="#215C98" style:cell-protect="protected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8" style:family="table-cell" style:parent-style-name="Normal_32_2" style:data-style-name="N0">
      <style:table-cell-properties fo:border-top="thin solid #000000" fo:border-bottom="2pt solid #000000" fo:border-left="2pt solid #000000" fo:border-right="none" style:vertical-align="automatic" fo:background-color="#215C98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9" style:family="table-cell" style:parent-style-name="Normal_32_2" style:data-style-name="N0">
      <style:table-cell-properties fo:border-top="thin solid #000000" fo:border-bottom="2pt solid #000000" fo:border-left="none" fo:border-right="thin solid #000000" style:vertical-align="middle" fo:background-color="#215C98" style:cell-protect="protected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0" style:family="table-cell" style:parent-style-name="Normal_32_2" style:data-style-name="N0">
      <style:table-cell-properties fo:border-top="2pt solid #000000" fo:border-bottom="thin solid #000000" fo:border-left="2pt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1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2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3" style:family="table-cell" style:parent-style-name="Normal_32_2" style:data-style-name="N0">
      <style:table-cell-properties fo:border-top="2pt solid #000000" fo:border-bottom="thin solid #000000" fo:border-left="thin solid #000000" fo:border-right="2pt solid #000000" style:vertical-align="middle" fo:background-color="#215C98" style:cell-protect="protected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4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5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middle" fo:background-color="#215C98" style:cell-protect="protected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36" style:family="table-cell" style:parent-style-name="Normal_32_2" style:data-style-name="N0">
      <style:table-cell-properties style:vertical-align="automatic" fo:background-color="#A6C9EC" style:cell-protect="protected" style:repeat-content="false"/>
      <style:paragraph-properties fo:text-align="center"/>
      <style:text-properties style:font-name="Aptos Narrow" style:font-name-asian="Aptos Narrow" style:font-name-complex="Aptos Narrow" fo:font-size="22pt" style:font-size-asian="22pt" style:font-size-complex="22pt" fo:font-weight="bold" style:font-weight-asian="bold" style:font-weight-complex="bold" style:font-family-generic="swiss"/>
    </style:style>
    <style:style style:name="ce237" style:family="table-cell" style:parent-style-name="Normal_32_2" style:data-style-name="N0">
      <style:table-cell-properties style:vertical-align="automatic" fo:background-color="#A6C9EC" style:cell-protect="protected" style:repeat-content="false"/>
      <style:paragraph-properties fo:text-align="center"/>
      <style:text-properties style:font-name="Aptos Narrow" style:font-name-asian="Aptos Narrow" style:font-name-complex="Aptos Narrow" fo:font-size="10pt" style:font-size-asian="10pt" style:font-size-complex="10pt"/>
    </style:style>
    <style:style style:name="ce238" style:family="table-cell" style:parent-style-name="Default" style:data-style-name="N0">
      <style:table-cell-properties fo:border="thin solid #000000" style:vertical-align="middle" fo:background-color="#004A99" style:repeat-content="false"/>
      <style:paragraph-properties fo:text-align="center"/>
      <style:text-properties fo:color="#FFFFFF" style:font-name="Söhne" style:font-name-asian="Söhne" style:font-name-complex="Söhne"/>
    </style:style>
    <style:style style:name="ce23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240" style:family="table-cell" style:parent-style-name="Default" style:data-style-name="N0">
      <style:table-cell-properties fo:border="thin solid #000000" style:vertical-align="middle" fo:background-color="#CC0000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24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ce242" style:family="table-cell" style:parent-style-name="Default" style:data-style-name="N0">
      <style:table-cell-properties fo:border="thin solid #000000" style:vertical-align="middle" fo:wrap-option="wrap" fo:background-color="#004A99" style:repeat-content="false"/>
      <style:paragraph-properties fo:text-align="center"/>
      <style:text-properties fo:color="#FFFFFF" style:font-name="Söhne" style:font-name-asian="Söhne" style:font-name-complex="Söhne"/>
    </style:style>
    <style:style style:name="ce243" style:family="table-cell" style:parent-style-name="Default" style:data-style-name="N0">
      <style:table-cell-properties fo:border="thin solid #000000" style:vertical-align="middle" fo:background-color="#F1A983" style:repeat-content="false"/>
      <style:paragraph-properties fo:text-align="start" fo:margin-left="0cm"/>
      <style:text-properties style:font-name="Söhne" style:font-name-asian="Söhne" style:font-name-complex="Söhne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92527777777778cm"/>
    </style:style>
    <style:style style:name="co2" style:family="table-column">
      <style:table-column-properties fo:break-before="auto" style:column-width="4.78013888888889cm"/>
    </style:style>
    <style:style style:name="co3" style:family="table-column">
      <style:table-column-properties fo:break-before="auto" style:column-width="9.96597222222222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6.49111111111111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4.56847222222222cm"/>
    </style:style>
    <style:style style:name="co9" style:family="table-column">
      <style:table-column-properties fo:break-before="auto" style:column-width="3.36902777777778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8.59013888888889cm"/>
    </style:style>
    <style:style style:name="co12" style:family="table-column">
      <style:table-column-properties fo:break-before="auto" style:column-width="5.85611111111111cm"/>
    </style:style>
    <style:style style:name="co13" style:family="table-column">
      <style:table-column-properties fo:break-before="auto" style:column-width="3.89819444444444cm"/>
    </style:style>
    <style:style style:name="co14" style:family="table-column">
      <style:table-column-properties fo:break-before="auto" style:column-width="3.98638888888889cm"/>
    </style:style>
    <style:style style:name="co15" style:family="table-column">
      <style:table-column-properties fo:break-before="auto" style:column-width="3.52777777777778cm"/>
    </style:style>
    <style:style style:name="co16" style:family="table-column">
      <style:table-column-properties fo:break-before="auto" style:column-width="3.61597222222222cm"/>
    </style:style>
    <style:style style:name="co17" style:family="table-column">
      <style:table-column-properties fo:break-before="auto" style:column-width="4.32152777777778cm"/>
    </style:style>
    <style:style style:name="co18" style:family="table-column">
      <style:table-column-properties fo:break-before="auto" style:column-width="6.73805555555556cm"/>
    </style:style>
    <style:style style:name="co19" style:family="table-column">
      <style:table-column-properties fo:break-before="auto" style:column-width="6.75569444444444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2.61055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5.45041666666667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2.27541666666667cm"/>
    </style:style>
    <style:style style:name="co26" style:family="table-column">
      <style:table-column-properties fo:break-before="auto" style:column-width="8.62541666666667cm"/>
    </style:style>
    <style:style style:name="co27" style:family="table-column">
      <style:table-column-properties fo:break-before="auto" style:column-width="1.65805555555556cm"/>
    </style:style>
    <style:style style:name="co28" style:family="table-column">
      <style:table-column-properties fo:break-before="auto" style:column-width="2.82222222222222cm"/>
    </style:style>
    <style:style style:name="co29" style:family="table-column">
      <style:table-column-properties fo:break-before="auto" style:column-width="8.37847222222222cm"/>
    </style:style>
    <style:style style:name="co30" style:family="table-column">
      <style:table-column-properties fo:break-before="auto" style:column-width="7.65527777777778cm"/>
    </style:style>
    <style:style style:name="co31" style:family="table-column">
      <style:table-column-properties fo:break-before="auto" style:column-width="7.72583333333333cm"/>
    </style:style>
    <style:style style:name="co32" style:family="table-column">
      <style:table-column-properties fo:break-before="auto" style:column-width="10.1247222222222cm"/>
    </style:style>
    <style:style style:name="co33" style:family="table-column">
      <style:table-column-properties fo:break-before="auto" style:column-width="2.99861111111111cm"/>
    </style:style>
    <style:style style:name="co34" style:family="table-column">
      <style:table-column-properties fo:break-before="auto" style:column-width="3.75708333333333cm"/>
    </style:style>
    <style:style style:name="co35" style:family="table-column">
      <style:table-column-properties fo:break-before="auto" style:column-width="4.37444444444444cm"/>
    </style:style>
    <style:style style:name="co36" style:family="table-column">
      <style:table-column-properties fo:break-before="auto" style:column-width="10.4951388888889cm"/>
    </style:style>
    <style:style style:name="co37" style:family="table-column">
      <style:table-column-properties fo:break-before="auto" style:column-width="11.2359722222222cm"/>
    </style:style>
    <style:style style:name="co38" style:family="table-column">
      <style:table-column-properties fo:break-before="auto" style:column-width="6.985cm"/>
    </style:style>
    <style:style style:name="co39" style:family="table-column">
      <style:table-column-properties fo:break-before="auto" style:column-width="3.01625cm"/>
    </style:style>
    <style:style style:name="co40" style:family="table-column">
      <style:table-column-properties fo:break-before="auto" style:column-width="2.29305555555556cm"/>
    </style:style>
    <style:style style:name="co41" style:family="table-column">
      <style:table-column-properties fo:break-before="auto" style:column-width="4.28625cm"/>
    </style:style>
    <style:style style:name="co42" style:family="table-column">
      <style:table-column-properties fo:break-before="auto" style:column-width="2.13430555555556cm"/>
    </style:style>
    <style:style style:name="co43" style:family="table-column">
      <style:table-column-properties fo:break-before="auto" style:column-width="7.77875cm"/>
    </style:style>
    <style:style style:name="co44" style:family="table-column">
      <style:table-column-properties fo:break-before="auto" style:column-width="7.42597222222222cm"/>
    </style:style>
    <style:style style:name="co45" style:family="table-column">
      <style:table-column-properties fo:break-before="auto" style:column-width="6.72041666666667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54.5pt" style:use-optimal-row-height="false" fo:break-before="auto"/>
    </style:style>
    <style:style style:name="ro5" style:family="table-row">
      <style:table-row-properties style:row-height="59.5pt" style:use-optimal-row-height="false" fo:break-before="auto"/>
    </style:style>
    <style:style style:name="ro6" style:family="table-row">
      <style:table-row-properties style:row-height="48.5pt" style:use-optimal-row-height="false" fo:break-before="auto"/>
    </style:style>
    <style:style style:name="ro7" style:family="table-row">
      <style:table-row-properties style:row-height="111pt" style:use-optimal-row-height="false" fo:break-before="auto"/>
    </style:style>
    <style:style style:name="ro8" style:family="table-row">
      <style:table-row-properties style:row-height="46.5pt" style:use-optimal-row-height="false" fo:break-before="auto"/>
    </style:style>
    <style:style style:name="ro9" style:family="table-row">
      <style:table-row-properties style:row-height="113.5pt" style:use-optimal-row-height="false" fo:break-before="auto"/>
    </style:style>
    <style:style style:name="ro10" style:family="table-row">
      <style:table-row-properties style:row-height="25pt" style:use-optimal-row-height="true" fo:break-before="auto"/>
    </style:style>
    <style:style style:name="ro11" style:family="table-row">
      <style:table-row-properties style:row-height="13pt" style:use-optimal-row-height="false" fo:break-before="auto"/>
    </style:style>
    <style:style style:name="ro12" style:family="table-row">
      <style:table-row-properties style:row-height="12.5pt" style:use-optimal-row-height="false" fo:break-before="auto"/>
    </style:style>
    <style:style style:name="ro13" style:family="table-row">
      <style:table-row-properties style:row-height="13pt" style:use-optimal-row-height="true" fo:break-before="auto"/>
    </style:style>
    <style:style style:name="ro14" style:family="table-row">
      <style:table-row-properties style:row-height="13.5pt" style:use-optimal-row-height="true" fo:break-before="auto"/>
    </style:style>
    <style:style style:name="ro15" style:family="table-row">
      <style:table-row-properties style:row-height="19pt" style:use-optimal-row-height="true" fo:break-before="auto"/>
    </style:style>
    <style:style style:name="ro16" style:family="table-row">
      <style:table-row-properties style:row-height="18.5pt" style:use-optimal-row-height="true" fo:break-before="auto"/>
    </style:style>
    <style:style style:name="ro17" style:family="table-row">
      <style:table-row-properties style:row-height="21.5pt" style:use-optimal-row-height="true" fo:break-before="auto"/>
    </style:style>
    <style:style style:name="ro18" style:family="table-row">
      <style:table-row-properties style:row-height="18.5pt" style:use-optimal-row-height="false" fo:break-before="auto"/>
    </style:style>
    <style:style style:name="ro19" style:family="table-row">
      <style:table-row-properties style:row-height="21pt" style:use-optimal-row-height="true" fo:break-before="auto"/>
    </style:style>
    <style:style style:name="ro20" style:family="table-row">
      <style:table-row-properties style:row-height="62pt" style:use-optimal-row-height="true" fo:break-before="auto"/>
    </style:style>
    <style:style style:name="ro21" style:family="table-row">
      <style:table-row-properties style:row-height="43.5pt" style:use-optimal-row-height="true" fo:break-before="auto"/>
    </style:style>
    <style:style style:name="ro22" style:family="table-row">
      <style:table-row-properties style:row-height="29pt" style:use-optimal-row-height="true" fo:break-before="auto"/>
    </style:style>
    <style:style style:name="ro23" style:family="table-row">
      <style:table-row-properties style:row-height="58pt" style:use-optimal-row-height="true" fo:break-before="auto"/>
    </style:style>
    <style:style style:name="ro24" style:family="table-row">
      <style:table-row-properties style:row-height="72.5pt" style:use-optimal-row-height="true" fo:break-before="auto"/>
    </style:style>
    <style:style style:name="ro25" style:family="table-row">
      <style:table-row-properties style:row-height="34.5pt" style:use-optimal-row-height="false" fo:break-before="auto"/>
    </style:style>
    <style:style style:name="ro26" style:family="table-row">
      <style:table-row-properties style:row-height="32pt" style:use-optimal-row-height="false" fo:break-before="auto"/>
    </style:style>
    <style:style style:name="ro27" style:family="table-row">
      <style:table-row-properties style:row-height="26pt" style:use-optimal-row-height="false" fo:break-before="auto"/>
    </style:style>
    <style:style style:name="ro28" style:family="table-row">
      <style:table-row-properties style:row-height="19pt" style:use-optimal-row-height="false" fo:break-before="auto"/>
    </style:style>
    <style:style style:name="ro29" style:family="table-row">
      <style:table-row-properties style:row-height="42pt" style:use-optimal-row-height="false" fo:break-before="auto"/>
    </style:style>
    <style:style style:name="ro30" style:family="table-row">
      <style:table-row-properties style:row-height="14.5pt" style:use-optimal-row-height="false" fo:break-before="auto"/>
    </style:style>
    <style:style style:name="ro31" style:family="table-row">
      <style:table-row-properties style:row-height="30.5pt" style:use-optimal-row-height="false" fo:break-before="auto"/>
    </style:style>
    <style:style style:name="ro32" style:family="table-row">
      <style:table-row-properties style:row-height="23.5pt" style:use-optimal-row-height="false" fo:break-before="auto"/>
    </style:style>
    <style:style style:name="ro33" style:family="table-row">
      <style:table-row-properties style:row-height="33.75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22.5pt" style:use-optimal-row-height="false" fo:break-before="auto"/>
    </style:style>
    <style:style style:name="ro36" style:family="table-row">
      <style:table-row-properties style:row-height="48.75pt" style:use-optimal-row-height="false" fo:break-before="auto"/>
    </style:style>
    <style:style style:name="ro37" style:family="table-row">
      <style:table-row-properties style:row-height="43.5pt" style:use-optimal-row-height="false" fo:break-before="auto"/>
    </style:style>
    <style:style style:name="ro38" style:family="table-row">
      <style:table-row-properties style:row-height="15.75pt" style:use-optimal-row-height="false" fo:break-before="auto"/>
    </style:style>
    <style:style style:name="ro39" style:family="table-row">
      <style:table-row-properties style:row-height="15pt" style:use-optimal-row-height="false" fo:break-before="auto"/>
    </style:style>
    <style:style style:name="ro40" style:family="table-row">
      <style:table-row-properties style:row-height="56.5pt" style:use-optimal-row-height="false" fo:break-before="auto"/>
    </style:style>
    <style:style style:name="ro41" style:family="table-row">
      <style:table-row-properties style:row-height="61pt" style:use-optimal-row-height="false" fo:break-before="auto"/>
    </style:style>
    <style:style style:name="ro42" style:family="table-row">
      <style:table-row-properties style:row-height="52pt" style:use-optimal-row-height="false" fo:break-before="auto"/>
    </style:style>
    <style:style style:name="ro43" style:family="table-row">
      <style:table-row-properties style:row-height="49pt" style:use-optimal-row-height="false" fo:break-before="auto"/>
    </style:style>
    <style:style style:name="ro44" style:family="table-row">
      <style:table-row-properties style:row-height="40.5pt" style:use-optimal-row-height="false" fo:break-before="auto"/>
    </style:style>
    <style:style style:name="ro45" style:family="table-row">
      <style:table-row-properties style:row-height="5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imensionneme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50">
            <text:p>Coût infrastructure</text:p>
          </table:table-cell>
          <table:table-cell table:number-columns-repeated="4" table:style-name="ce151"/>
          <table:table-cell table:number-columns-repeated="16379"/>
        </table:table-row>
        <table:table-row table:number-rows-repeated="2" table:style-name="ro2">
          <table:table-cell table:number-columns-repeated="5" table:style-name="ce152"/>
          <table:table-cell table:number-columns-repeated="16379"/>
        </table:table-row>
        <table:table-row table:style-name="ro1">
          <table:table-cell office:value-type="string" table:style-name="ce150">
            <text:p>Exploitation</text:p>
          </table:table-cell>
          <table:table-cell table:style-name="ce151"/>
          <table:table-cell office:value-type="string" table:number-columns-spanned="2" table:number-rows-spanned="1" table:style-name="ce153">
            <text:p>Coût mensuel</text:p>
          </table:table-cell>
          <table:covered-table-cell/>
          <table:table-cell office:value-type="currency" office:value="1763" table:style-name="ce154">
            <text:p>1 763 €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55">
            <text:p>Les coûts d'exploitaton comprennent :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55">
            <text:p><text:s/>- La base de données pour stocker les informations client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55">
            <text:p><text:s/>- Un espace de stockage pour les images des utilisateur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55">
            <text:p>- Un système de monitoring des coüts Azure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56">
            <text:p>- Le serveur pour l'hébergement de le modèle IA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57">
            <text:p>Service type</text:p>
          </table:table-cell>
          <table:table-cell office:value-type="string" table:style-name="ce157">
            <text:p>Region</text:p>
          </table:table-cell>
          <table:table-cell office:value-type="string" table:style-name="ce157">
            <text:p>Description</text:p>
          </table:table-cell>
          <table:table-cell office:value-type="string" table:style-name="ce158">
            <text:p>Estimated monthly cost(dev)</text:p>
          </table:table-cell>
          <table:table-cell office:value-type="string" table:style-name="ce158">
            <text:p>prod</text:p>
          </table:table-cell>
          <table:table-cell table:number-columns-repeated="16379"/>
        </table:table-row>
        <table:table-row table:style-name="ro4">
          <table:table-cell office:value-type="string" table:style-name="ce159">
            <text:p>AZURE MACHINE LEARNING Machine pour l'entrainement DEEP LEARNING</text:p>
          </table:table-cell>
          <table:table-cell office:value-type="string" table:style-name="ce159">
            <text:p>France Central</text:p>
          </table:table-cell>
          <table:table-cell office:value-type="string" table:style-name="ce159">
            <text:p>NV12Sv3: (12 Processeurs virtuels, 112 Go de RAM, stockage tempraire 736 Go ) x 730 Heures</text:p>
          </table:table-cell>
          <table:table-cell office:value-type="currency" office:value="1040.25" table:style-name="ce160">
            <text:p>1 040,25 €</text:p>
          </table:table-cell>
          <table:table-cell table:style-name="ce161"/>
          <table:table-cell table:number-columns-repeated="16379"/>
        </table:table-row>
        <table:table-row table:style-name="ro5">
          <table:table-cell office:value-type="string" table:style-name="ce159">
            <text:p>App Service <text:s/>POUR L'hébergement du modèle<text:s/></text:p>
          </table:table-cell>
          <table:table-cell office:value-type="string" table:style-name="ce159">
            <text:p>France Central</text:p>
          </table:table-cell>
          <table:table-cell office:value-type="string" table:style-name="ce159">
            <text:p>Niveau Premium V2 ; 1 P1V2 (1 Cœur(s), 3.5 Go de RAM, 250 Go de stockage) x 730 Heures ; Système d’exploitation Linux</text:p>
          </table:table-cell>
          <table:table-cell office:value-type="currency" office:value="82.49" table:style-name="ce162">
            <text:p>82 €</text:p>
          </table:table-cell>
          <table:table-cell office:value-type="string" table:style-name="ce162">
            <text:p>x</text:p>
          </table:table-cell>
          <table:table-cell table:number-columns-repeated="16379"/>
        </table:table-row>
        <table:table-row table:style-name="ro6">
          <table:table-cell office:value-type="string" table:style-name="ce159">
            <text:p>Azure Functions <text:s text:c="2"/>pour l'architecture de recommendattion</text:p>
          </table:table-cell>
          <table:table-cell office:value-type="string" table:style-name="ce159">
            <text:p>France Central</text:p>
          </table:table-cell>
          <table:table-cell office:value-type="string" table:style-name="ce159">
            <text:p>20 millions d executions de 100ms avec une mémoire de 1536</text:p>
          </table:table-cell>
          <table:table-cell office:value-type="currency" office:value="0.2" table:style-name="ce162">
            <text:p>0 €</text:p>
          </table:table-cell>
          <table:table-cell office:value-type="string" table:style-name="ce162">
            <text:p>x</text:p>
          </table:table-cell>
          <table:table-cell table:number-columns-repeated="16379"/>
        </table:table-row>
        <table:table-row table:style-name="ro7">
          <table:table-cell office:value-type="string" table:style-name="ce159">
            <text:p>Storage Accounts</text:p>
          </table:table-cell>
          <table:table-cell office:value-type="string" table:style-name="ce159">
            <text:p>France Central</text:p>
          </table:table-cell>
          <table:table-cell office:value-type="string" table:style-name="ce159">
            <text:p>Redondance Stockage d’objets blob de bloc, Stockage Blob, LRS, Niveau d’accès À chaud, 1 000 Go Capacité - À l'utilisation, 10 x 10 000 opérations d’écriture, 10 x 10 000 opérations de listage et de création de conteneur, 10 x 10 000 opérations de lecture, 100 000 opérations de lecture haute priorité Archive, 1 x 10 000 autres opérations. 1 000 Go Extraction de données, 1 000 Go Extraction de données haute priorité Archive, 1 000 Go Écriture de données</text:p>
          </table:table-cell>
          <table:table-cell office:value-type="currency" office:value="188.86" table:style-name="ce162">
            <text:p>189 €</text:p>
          </table:table-cell>
          <table:table-cell office:value-type="string" table:style-name="ce162">
            <text:p>X</text:p>
          </table:table-cell>
          <table:table-cell table:number-columns-repeated="16379"/>
        </table:table-row>
        <table:table-row table:style-name="ro8">
          <table:table-cell office:value-type="string" table:style-name="ce159">
            <text:p>Azure Database for PostgreSQL pour accelerer l'archi de recommandation</text:p>
          </table:table-cell>
          <table:table-cell office:value-type="string" table:style-name="ce159">
            <text:p>North Europe</text:p>
          </table:table-cell>
          <table:table-cell office:value-type="string" table:style-name="ce159">
            <text:p>Déploiement de Serveur unique, Niveau Usage général, 1 Gen 5 (8 vCore) x 730 Heures, 5 Go de stockage, 100 - Go de stockage de sauvegarde supplémentaire - Redondance LRS</text:p>
          </table:table-cell>
          <table:table-cell office:value-type="currency" office:value="1490.53" table:style-name="ce162">
            <text:p>1 491 €</text:p>
          </table:table-cell>
          <table:table-cell office:value-type="string" table:style-name="ce162">
            <text:p>X</text:p>
          </table:table-cell>
          <table:table-cell table:number-columns-repeated="16379"/>
        </table:table-row>
        <table:table-row table:style-name="ro9">
          <table:table-cell office:value-type="string" table:style-name="ce159">
            <text:p>Azure Monitor</text:p>
          </table:table-cell>
          <table:table-cell office:value-type="string" table:style-name="ce159">
            <text:p>North Europe</text:p>
          </table:table-cell>
          <table:table-cell office:value-type="string" table:style-name="ce159">
            <text:p>Log analytics : 0 Go journaux quotidiens ingérés, 1 mois de conservation des données ; Application Insights : 0 Go journaux quotidiens ingérés, 3 mois de conservation des données, 0 Tests web multiétapes ; 1 Machine virtuelle supervisée X 1 métrique supervisée par VM, 1 Alerte de journal à la fréquence 5 minutes, 0 Événements supplémentaires, 0 E-mails supplémentaires, 0 Notifications Push supplémentaires, 0 Webhooks supplémentaires (en millions)</text:p>
          </table:table-cell>
          <table:table-cell office:value-type="currency" office:value="1" table:style-name="ce162">
            <text:p>1 €</text:p>
          </table:table-cell>
          <table:table-cell office:value-type="string" table:style-name="ce162">
            <text:p>X</text:p>
          </table:table-cell>
          <table:table-cell table:number-columns-repeated="16379"/>
        </table:table-row>
        <table:table-row table:style-name="ro3">
          <table:table-cell office:value-type="string" table:style-name="ce159">
            <text:p>Support</text:p>
          </table:table-cell>
          <table:table-cell table:style-name="ce159"/>
          <table:table-cell office:value-type="string" table:style-name="ce159">
            <text:p>Support</text:p>
          </table:table-cell>
          <table:table-cell office:value-type="currency" office:value="0" table:style-name="ce162">
            <text:p>0 €</text:p>
          </table:table-cell>
          <table:table-cell office:value-type="currency" office:value="0" table:style-name="ce162">
            <text:p>0 €</text:p>
          </table:table-cell>
          <table:table-cell table:number-columns-repeated="16379"/>
        </table:table-row>
        <table:table-row table:style-name="ro10">
          <table:table-cell table:number-columns-repeated="2" table:style-name="ce159"/>
          <table:table-cell office:value-type="string" table:style-name="ce159">
            <text:p>Licensing Program</text:p>
          </table:table-cell>
          <table:table-cell office:value-type="string" table:style-name="ce163">
            <text:p>Microsoft Customer Agreement (MCA)</text:p>
          </table:table-cell>
          <table:table-cell table:style-name="ce163"/>
          <table:table-cell table:number-columns-repeated="16379"/>
        </table:table-row>
        <table:table-row table:style-name="ro10">
          <table:table-cell table:number-columns-repeated="2" table:style-name="ce159"/>
          <table:table-cell office:value-type="string" table:style-name="ce159">
            <text:p>Billing Account</text:p>
          </table:table-cell>
          <table:table-cell table:number-columns-repeated="2" table:style-name="ce163"/>
          <table:table-cell table:number-columns-repeated="16379"/>
        </table:table-row>
        <table:table-row table:style-name="ro10">
          <table:table-cell table:number-columns-repeated="2" table:style-name="ce159"/>
          <table:table-cell office:value-type="string" table:style-name="ce159">
            <text:p>Billing Profile</text:p>
          </table:table-cell>
          <table:table-cell table:number-columns-repeated="2" table:style-name="ce163"/>
          <table:table-cell table:number-columns-repeated="16379"/>
        </table:table-row>
        <table:table-row table:style-name="ro3">
          <table:table-cell table:number-columns-repeated="2" table:style-name="ce164"/>
          <table:table-cell office:value-type="string" table:style-name="ce165">
            <text:p>Total</text:p>
          </table:table-cell>
          <table:table-cell office:value-type="float" office:value="2803.33" table:formula="of:=SUM([.D11:.D17])" table:style-name="ce166">
            <text:p>2803,33</text:p>
          </table:table-cell>
          <table:table-cell office:value-type="currency" office:value="1763.08" table:formula="of:=SUM([.D12:.D17])" table:style-name="ce167">
            <text:p>1 763 €</text:p>
          </table:table-cell>
          <table:table-cell table:number-columns-repeated="16379"/>
        </table:table-row>
        <table:table-row table:style-name="ro3">
          <table:table-cell table:number-columns-repeated="3" table:style-name="ce164"/>
          <table:table-cell table:style-name="ce1"/>
          <table:table-cell table:style-name="ce168"/>
          <table:table-cell table:number-columns-repeated="16379"/>
        </table:table-row>
        <table:table-row table:style-name="ro3">
          <table:table-cell office:value-type="string" table:style-name="ce164">
            <text:p>Disclaimer</text:p>
          </table:table-cell>
          <table:table-cell table:number-columns-repeated="2" table:style-name="ce164"/>
          <table:table-cell table:number-columns-repeated="2" table:style-name="ce168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69">
            <text:p>All prices shown are in Euro Zone – Euro (€) EUR. This is a summary estimate, not a quote. For up to date pricing information please visit https://azure.microsoft.com/pricing/calculator/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69">
            <text:p>This estimate was created at 12/2/2021 7:52:33 PM UTC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3" table:style-name="ce170"/>
          <table:table-cell table:number-columns-repeated="2" table:style-name="ce171"/>
          <table:table-cell table:number-columns-repeated="16379"/>
        </table:table-row>
        <table:table-row table:number-rows-repeated="1048550" table:style-name="ro3">
          <table:table-cell table:number-columns-repeated="16384"/>
        </table:table-row>
      </table:table>
      <table:table table:name="Plan_de_charge__et_Rentabilité_" table:style-name="ta1">
        <table:table-column table:style-name="co5" table:default-cell-style-name="ce172"/>
        <table:table-column table:style-name="co6" table:default-cell-style-name="ce172"/>
        <table:table-column table:style-name="co7" table:default-cell-style-name="ce172"/>
        <table:table-column table:style-name="co8" table:default-cell-style-name="ce172"/>
        <table:table-column table:style-name="co9" table:default-cell-style-name="ce172"/>
        <table:table-column table:style-name="co10" table:default-cell-style-name="ce172"/>
        <table:table-column table:style-name="co4" table:number-columns-repeated="16378" table:default-cell-style-name="ce172"/>
        <table:table-row table:style-name="ro11">
          <table:table-cell office:value-type="string" table:number-columns-spanned="18" table:number-rows-spanned="2" table:style-name="ce236">
            <text:p>User Stories<text:s/></text:p>
          </table:table-cell>
          <table:covered-table-cell table:number-columns-repeated="17"/>
          <table:table-cell table:number-columns-repeated="16366"/>
        </table:table-row>
        <table:table-row table:style-name="ro12">
          <table:covered-table-cell/>
          <table:covered-table-cell table:number-columns-repeated="17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4">
          <table:table-cell table:number-columns-repeated="16384" table:style-name="ce172"/>
        </table:table-row>
        <table:table-row table:style-name="ro15">
          <table:table-cell table:style-name="ce214"/>
          <table:table-cell office:value-type="string" table:style-name="ce215">
            <text:p>Charge (jours)</text:p>
          </table:table-cell>
          <table:table-cell office:value-type="string" table:style-name="ce216">
            <text:p>Charge (%)</text:p>
          </table:table-cell>
          <table:table-cell office:value-type="string" table:style-name="ce217">
            <text:p>Coût (€)</text:p>
          </table:table-cell>
          <table:table-cell office:value-type="string" table:style-name="ce218">
            <text:p>Coût (%)</text:p>
          </table:table-cell>
          <table:table-cell table:number-columns-repeated="16379" table:style-name="ce172"/>
        </table:table-row>
        <table:table-row table:style-name="ro16">
          <table:table-cell office:value-type="string" table:style-name="ce219">
            <text:p>Développeur</text:p>
          </table:table-cell>
          <table:table-cell office:value-type="float" office:value="35" table:style-name="ce213">
            <text:p>35</text:p>
          </table:table-cell>
          <table:table-cell office:value-type="percentage" office:value="0.35" table:style-name="ce212">
            <text:p>35,00%</text:p>
          </table:table-cell>
          <table:table-cell office:value-type="currency" office:value="10500" table:style-name="ce211">
            <text:p>10 500 €</text:p>
          </table:table-cell>
          <table:table-cell office:value-type="percentage" office:value="0.246" table:style-name="ce210">
            <text:p>24,60%</text:p>
          </table:table-cell>
          <table:table-cell table:number-columns-repeated="16379" table:style-name="ce172"/>
        </table:table-row>
        <table:table-row table:style-name="ro16">
          <table:table-cell office:value-type="string" table:style-name="ce220">
            <text:p>Data Scientist</text:p>
          </table:table-cell>
          <table:table-cell office:value-type="float" office:value="25" table:style-name="ce213">
            <text:p>25</text:p>
          </table:table-cell>
          <table:table-cell office:value-type="percentage" office:value="0.25" table:style-name="ce212">
            <text:p>25,00%</text:p>
          </table:table-cell>
          <table:table-cell office:value-type="currency" office:value="8750" table:style-name="ce211">
            <text:p>8 750 €</text:p>
          </table:table-cell>
          <table:table-cell office:value-type="percentage" office:value="0.20499999999999999" table:style-name="ce210">
            <text:p>20,50%</text:p>
          </table:table-cell>
          <table:table-cell table:number-columns-repeated="16379" table:style-name="ce172"/>
        </table:table-row>
        <table:table-row table:style-name="ro16">
          <table:table-cell office:value-type="string" table:style-name="ce220">
            <text:p>Presta IA</text:p>
          </table:table-cell>
          <table:table-cell office:value-type="float" office:value="25" table:style-name="ce213">
            <text:p>25</text:p>
          </table:table-cell>
          <table:table-cell office:value-type="percentage" office:value="0.25" table:style-name="ce212">
            <text:p>25,00%</text:p>
          </table:table-cell>
          <table:table-cell office:value-type="currency" office:value="20000" table:style-name="ce211">
            <text:p>20 000 €</text:p>
          </table:table-cell>
          <table:table-cell office:value-type="percentage" office:value="0.46800000000000003" table:style-name="ce210">
            <text:p>46,80%</text:p>
          </table:table-cell>
          <table:table-cell table:number-columns-repeated="16379" table:style-name="ce172"/>
        </table:table-row>
        <table:table-row table:style-name="ro16">
          <table:table-cell office:value-type="string" table:style-name="ce220">
            <text:p>UX Designer</text:p>
          </table:table-cell>
          <table:table-cell office:value-type="float" office:value="10" table:style-name="ce213">
            <text:p>10</text:p>
          </table:table-cell>
          <table:table-cell office:value-type="percentage" office:value="0.1" table:style-name="ce212">
            <text:p>10,00%</text:p>
          </table:table-cell>
          <table:table-cell office:value-type="currency" office:value="2500" table:style-name="ce211">
            <text:p>2 500 €</text:p>
          </table:table-cell>
          <table:table-cell office:value-type="percentage" office:value="5.8000000000000003E-2" table:style-name="ce210">
            <text:p>5,80%</text:p>
          </table:table-cell>
          <table:table-cell table:number-columns-repeated="16379" table:style-name="ce172"/>
        </table:table-row>
        <table:table-row table:style-name="ro15">
          <table:table-cell office:value-type="string" table:style-name="ce221">
            <text:p>Graphiste</text:p>
          </table:table-cell>
          <table:table-cell office:value-type="float" office:value="5" table:style-name="ce209">
            <text:p>5</text:p>
          </table:table-cell>
          <table:table-cell office:value-type="percentage" office:value="0.05" table:style-name="ce208">
            <text:p>5,00%</text:p>
          </table:table-cell>
          <table:table-cell office:value-type="currency" office:value="1000" table:style-name="ce207">
            <text:p>1 000 €</text:p>
          </table:table-cell>
          <table:table-cell office:value-type="percentage" office:value="2.3E-2" table:style-name="ce206">
            <text:p>2,30%</text:p>
          </table:table-cell>
          <table:table-cell table:number-columns-repeated="16379" table:style-name="ce172"/>
        </table:table-row>
        <table:table-row table:style-name="ro15">
          <table:table-cell table:style-name="ce172"/>
          <table:table-cell office:value-type="float" office:value="100" table:formula="of:=SUM([.B6:.B10])" table:style-name="ce205">
            <text:p>100</text:p>
          </table:table-cell>
          <table:table-cell table:style-name="ce204"/>
          <table:table-cell office:value-type="currency" office:value="42750" table:formula="of:=SUM([.D6:.D10])" table:style-name="ce203">
            <text:p>42 750 €</text:p>
          </table:table-cell>
          <table:table-cell table:number-columns-repeated="16380" table:style-name="ce172"/>
        </table:table-row>
        <table:table-row table:number-rows-repeated="5" table:style-name="ro13">
          <table:table-cell table:number-columns-repeated="16384"/>
        </table:table-row>
        <table:table-row table:style-name="ro13">
          <table:table-cell office:value-type="string" table:number-columns-spanned="17" table:number-rows-spanned="2" table:style-name="ce236">
            <text:p>Infrastructure AZURE<text:s/></text:p>
          </table:table-cell>
          <table:covered-table-cell table:number-columns-repeated="16"/>
          <table:table-cell table:number-columns-repeated="16367"/>
        </table:table-row>
        <table:table-row table:style-name="ro13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repeated="16384" table:style-name="ce172"/>
        </table:table-row>
        <table:table-row table:style-name="ro16">
          <table:table-cell office:value-type="string" table:style-name="ce222">
            <text:p>DEV</text:p>
          </table:table-cell>
          <table:table-cell office:value-type="currency" office:value="2803.33" table:style-name="ce202">
            <text:p>2 803,33 €</text:p>
          </table:table-cell>
          <table:table-cell table:number-columns-repeated="16382" table:style-name="ce172"/>
        </table:table-row>
        <table:table-row table:style-name="ro15">
          <table:table-cell office:value-type="string" table:style-name="ce223">
            <text:p>PROD</text:p>
          </table:table-cell>
          <table:table-cell office:value-type="currency" office:value="1763" table:style-name="ce201">
            <text:p>1 763,00 €</text:p>
          </table:table-cell>
          <table:table-cell table:number-columns-repeated="16382" table:style-name="ce172"/>
        </table:table-row>
        <table:table-row table:style-name="ro15">
          <table:table-cell table:style-name="ce172"/>
          <table:table-cell office:value-type="currency" office:value="4566.33" table:formula="of:=SUM([.B20:.B21])" table:style-name="ce200">
            <text:p>4 566,33 €</text:p>
          </table:table-cell>
          <table:table-cell table:number-columns-repeated="16382" table:style-name="ce17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number-columns-spanned="17" table:number-rows-spanned="2" table:style-name="ce236">
            <text:p>Maintenance<text:s/></text:p>
          </table:table-cell>
          <table:covered-table-cell table:number-columns-repeated="16"/>
          <table:table-cell table:number-columns-repeated="16367"/>
        </table:table-row>
        <table:table-row table:style-name="ro13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repeated="16384" table:style-name="ce172"/>
        </table:table-row>
        <table:table-row table:style-name="ro16">
          <table:table-cell office:value-type="string" table:style-name="ce224">
            <text:p>User stories</text:p>
          </table:table-cell>
          <table:table-cell office:value-type="currency" office:value="42750" table:style-name="ce199">
            <text:p>42 750 €</text:p>
          </table:table-cell>
          <table:table-cell table:number-columns-repeated="16382" table:style-name="ce172"/>
        </table:table-row>
        <table:table-row table:style-name="ro15">
          <table:table-cell office:value-type="string" table:style-name="ce225">
            <text:p>Infrastructure Azure</text:p>
          </table:table-cell>
          <table:table-cell office:value-type="currency" office:value="4566.33" table:style-name="ce198">
            <text:p>4 566,33 €</text:p>
          </table:table-cell>
          <table:table-cell table:number-columns-repeated="16382" table:style-name="ce172"/>
        </table:table-row>
        <table:table-row table:style-name="ro15">
          <table:table-cell table:style-name="ce197"/>
          <table:table-cell office:value-type="currency" office:value="47316.33" table:formula="of:=SUM([.B27:.B28])" table:style-name="ce196">
            <text:p>47 316,33 €</text:p>
          </table:table-cell>
          <table:table-cell table:number-columns-repeated="16382" table:style-name="ce172"/>
        </table:table-row>
        <table:table-row table:style-name="ro17">
          <table:table-cell table:style-name="ce172"/>
          <table:table-cell office:value-type="currency" office:value="7097.4494999999997" table:formula="of:=[.B29]*[.B32]" table:style-name="ce195">
            <text:p>7 097,45 €</text:p>
          </table:table-cell>
          <table:table-cell table:style-name="ce194"/>
          <table:table-cell table:style-name="ce193"/>
          <table:table-cell table:number-columns-repeated="16380" table:style-name="ce172"/>
        </table:table-row>
        <table:table-row table:style-name="ro14">
          <table:table-cell table:number-columns-repeated="16384" table:style-name="ce172"/>
        </table:table-row>
        <table:table-row table:style-name="ro15">
          <table:table-cell office:value-type="string" table:style-name="ce192">
            <text:p>% du coût initial :</text:p>
          </table:table-cell>
          <table:table-cell office:value-type="percentage" office:value="0.15" table:style-name="ce191">
            <text:p>15,00%</text:p>
          </table:table-cell>
          <table:table-cell table:number-columns-repeated="16382" table:style-name="ce17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number-columns-spanned="17" table:number-rows-spanned="2" table:style-name="ce236">
            <text:p>Marketing</text:p>
          </table:table-cell>
          <table:covered-table-cell table:number-columns-repeated="16"/>
          <table:table-cell table:number-columns-repeated="16367"/>
        </table:table-row>
        <table:table-row table:style-name="ro13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repeated="16384" table:style-name="ce172"/>
        </table:table-row>
        <table:table-row table:style-name="ro16">
          <table:table-cell table:style-name="ce226"/>
          <table:table-cell office:value-type="string" table:style-name="ce227">
            <text:p>Campagne lancement produit :<text:s/></text:p>
          </table:table-cell>
          <table:table-cell office:value-type="currency" office:value="50000" table:style-name="ce190">
            <text:p>50 000 €</text:p>
          </table:table-cell>
          <table:table-cell table:number-columns-repeated="16381" table:style-name="ce172"/>
        </table:table-row>
        <table:table-row table:style-name="ro15">
          <table:table-cell table:style-name="ce228"/>
          <table:table-cell office:value-type="string" table:style-name="ce229">
            <text:p>Campagne mensuelle :<text:s/></text:p>
          </table:table-cell>
          <table:table-cell office:value-type="currency" office:value="4000" table:style-name="ce189">
            <text:p>4 000 €</text:p>
          </table:table-cell>
          <table:table-cell table:number-columns-repeated="16381" table:style-name="ce172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table:number-columns-spanned="17" table:number-rows-spanned="2" table:style-name="ce236">
            <text:p>GAINS</text:p>
          </table:table-cell>
          <table:covered-table-cell table:number-columns-repeated="16"/>
          <table:table-cell table:number-columns-repeated="16367"/>
        </table:table-row>
        <table:table-row table:style-name="ro13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repeated="16384" table:style-name="ce172"/>
        </table:table-row>
        <table:table-row table:style-name="ro16">
          <table:table-cell table:style-name="ce188"/>
          <table:table-cell office:value-type="string" table:style-name="ce187">
            <text:p>Croissance mensuelle première année :<text:s/></text:p>
          </table:table-cell>
          <table:table-cell office:value-type="percentage" office:value="0.15" table:style-name="ce186">
            <text:p>15%</text:p>
          </table:table-cell>
          <table:table-cell table:number-columns-repeated="16381" table:style-name="ce172"/>
        </table:table-row>
        <table:table-row table:style-name="ro15">
          <table:table-cell table:style-name="ce185"/>
          <table:table-cell office:value-type="string" table:style-name="ce184">
            <text:p>Croissance mensuelle années suivantes :<text:s/></text:p>
          </table:table-cell>
          <table:table-cell office:value-type="percentage" office:value="0.08" table:style-name="ce183">
            <text:p>8%</text:p>
          </table:table-cell>
          <table:table-cell table:number-columns-repeated="16381" table:style-name="ce172"/>
        </table:table-row>
        <table:table-row table:style-name="ro14">
          <table:table-cell table:number-columns-repeated="16384" table:style-name="ce172"/>
        </table:table-row>
        <table:table-row table:style-name="ro16">
          <table:table-cell table:style-name="ce172"/>
          <table:table-cell office:value-type="string" table:style-name="ce230">
            <text:p>Mois 1</text:p>
          </table:table-cell>
          <table:table-cell office:value-type="currency" office:value="10000" table:style-name="ce182">
            <text:p>10 000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office:value-type="string" table:style-name="ce231">
            <text:p>Mois 2</text:p>
          </table:table-cell>
          <table:table-cell office:value-type="currency" office:value="11500" table:formula="of:=[.C46]+[.C46]*[.$C$43]" table:style-name="ce181">
            <text:p>11 500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office:value-type="string" table:style-name="ce231">
            <text:p>Mois 3</text:p>
          </table:table-cell>
          <table:table-cell office:value-type="currency" office:value="13225" table:formula="of:=[.C47]+[.C47]*[.$C$43]" table:style-name="ce181">
            <text:p>13 225 €</text:p>
          </table:table-cell>
          <table:table-cell table:number-columns-repeated="16381" table:style-name="ce172"/>
        </table:table-row>
        <table:table-row table:style-name="ro16">
          <table:table-cell/>
          <table:table-cell office:value-type="string" table:style-name="ce231">
            <text:p>Mois 4</text:p>
          </table:table-cell>
          <table:table-cell office:value-type="currency" office:value="15208.75" table:formula="of:=[.C48]+[.C48]*[.$C$43]" table:style-name="ce181">
            <text:p>15 209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5</text:p>
          </table:table-cell>
          <table:table-cell office:value-type="currency" office:value="17490.0625" table:formula="of:=[.C49]+[.C49]*[.$C$43]" table:style-name="ce181">
            <text:p>17 490 €</text:p>
          </table:table-cell>
          <table:table-cell table:style-name="ce172">
            <draw:frame draw:z-index="2" draw:id="id1" draw:style-name="a1" draw:name="Graphique 2" svg:x="1.31944in" svg:y="0.15625in" svg:width="10.26389in" svg:height="3.2326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6">
          <table:table-cell/>
          <table:table-cell office:value-type="string" table:style-name="ce231">
            <text:p>Mois 6</text:p>
          </table:table-cell>
          <table:table-cell office:value-type="currency" office:value="20113.571875000001" table:formula="of:=[.C50]+[.C50]*[.$C$43]" table:style-name="ce181">
            <text:p>20 114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7</text:p>
          </table:table-cell>
          <table:table-cell office:value-type="currency" office:value="23130.607656250002" table:formula="of:=[.C51]+[.C51]*[.$C$43]" table:style-name="ce181">
            <text:p>23 131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8</text:p>
          </table:table-cell>
          <table:table-cell office:value-type="currency" office:value="26600.198804687501" table:formula="of:=[.C52]+[.C52]*[.$C$43]" table:style-name="ce181">
            <text:p>26 600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9</text:p>
          </table:table-cell>
          <table:table-cell office:value-type="currency" office:value="30590.228625390628" table:formula="of:=[.C53]+[.C53]*[.$C$43]" table:style-name="ce181">
            <text:p>30 590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0</text:p>
          </table:table-cell>
          <table:table-cell office:value-type="currency" office:value="35178.762919199224" table:formula="of:=[.C54]+[.C54]*[.$C$43]" table:style-name="ce181">
            <text:p>35 179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1</text:p>
          </table:table-cell>
          <table:table-cell office:value-type="currency" office:value="40455.577357079106" table:formula="of:=[.C55]+[.C55]*[.$C$43]" table:style-name="ce181">
            <text:p>40 456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2</text:p>
          </table:table-cell>
          <table:table-cell office:value-type="currency" office:value="46523.913960640974" table:formula="of:=[.C56]+[.C56]*[.$C$43]" table:style-name="ce181">
            <text:p>46 524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3</text:p>
          </table:table-cell>
          <table:table-cell office:value-type="currency" office:value="50245.827077492249" table:formula="of:=[.C57]+[.C57]*[.$C$44]" table:style-name="ce181">
            <text:p>50 246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4</text:p>
          </table:table-cell>
          <table:table-cell office:value-type="currency" office:value="54265.493243691628" table:formula="of:=[.C58]+[.C58]*[.$C$44]" table:style-name="ce181">
            <text:p>54 265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5</text:p>
          </table:table-cell>
          <table:table-cell office:value-type="currency" office:value="58606.732703186957" table:formula="of:=[.C59]+[.C59]*[.$C$44]" table:style-name="ce181">
            <text:p>58 607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6</text:p>
          </table:table-cell>
          <table:table-cell office:value-type="currency" office:value="63295.271319441912" table:formula="of:=[.C60]+[.C60]*[.$C$44]" table:style-name="ce181">
            <text:p>63 295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7</text:p>
          </table:table-cell>
          <table:table-cell office:value-type="currency" office:value="68358.893024997262" table:formula="of:=[.C61]+[.C61]*[.$C$44]" table:style-name="ce181">
            <text:p>68 359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8</text:p>
          </table:table-cell>
          <table:table-cell office:value-type="currency" office:value="73827.604466997043" table:formula="of:=[.C62]+[.C62]*[.$C$44]" table:style-name="ce181">
            <text:p>73 828 €</text:p>
          </table:table-cell>
          <table:table-cell table:number-columns-repeated="16381"/>
        </table:table-row>
        <table:table-row table:style-name="ro16">
          <table:table-cell/>
          <table:table-cell office:value-type="string" table:style-name="ce231">
            <text:p>Mois 19</text:p>
          </table:table-cell>
          <table:table-cell office:value-type="currency" office:value="79733.812824356806" table:formula="of:=[.C63]+[.C63]*[.$C$44]" table:style-name="ce181">
            <text:p>79 734 €</text:p>
          </table:table-cell>
          <table:table-cell table:number-columns-repeated="16381"/>
        </table:table-row>
        <table:table-row table:style-name="ro16">
          <table:table-cell table:style-name="ce172"/>
          <table:table-cell office:value-type="string" table:style-name="ce231">
            <text:p>Mois 20</text:p>
          </table:table-cell>
          <table:table-cell office:value-type="currency" office:value="86112.517850305347" table:formula="of:=[.C64]+[.C64]*[.$C$44]" table:style-name="ce181">
            <text:p>86 113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office:value-type="string" table:style-name="ce231">
            <text:p>Mois 21</text:p>
          </table:table-cell>
          <table:table-cell office:value-type="currency" office:value="93001.519278329768" table:formula="of:=[.C65]+[.C65]*[.$C$44]" table:style-name="ce181">
            <text:p>93 002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office:value-type="string" table:style-name="ce231">
            <text:p>Mois 22</text:p>
          </table:table-cell>
          <table:table-cell office:value-type="currency" office:value="100441.64082059615" table:formula="of:=[.C66]+[.C66]*[.$C$44]" table:style-name="ce181">
            <text:p>100 442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office:value-type="string" table:style-name="ce231">
            <text:p>Mois 23</text:p>
          </table:table-cell>
          <table:table-cell office:value-type="currency" office:value="108476.97208624384" table:formula="of:=[.C67]+[.C67]*[.$C$44]" table:style-name="ce181">
            <text:p>108 477 €</text:p>
          </table:table-cell>
          <table:table-cell table:number-columns-repeated="16381" table:style-name="ce172"/>
        </table:table-row>
        <table:table-row table:style-name="ro15">
          <table:table-cell table:style-name="ce172"/>
          <table:table-cell office:value-type="string" table:style-name="ce232">
            <text:p>Mois 24</text:p>
          </table:table-cell>
          <table:table-cell office:value-type="currency" office:value="117155.12985314334" table:formula="of:=[.C68]+[.C68]*[.$C$44]" table:style-name="ce181">
            <text:p>117 155 €</text:p>
          </table:table-cell>
          <table:table-cell table:number-columns-repeated="16381" table:style-name="ce172"/>
        </table:table-row>
        <table:table-row table:style-name="ro16">
          <table:table-cell table:style-name="ce172"/>
          <table:table-cell table:style-name="ce180"/>
          <table:table-cell table:style-name="ce179"/>
          <table:table-cell table:number-columns-repeated="16381" table:style-name="ce172"/>
        </table:table-row>
        <table:table-row table:style-name="ro18">
          <table:table-cell office:value-type="string" table:number-columns-spanned="17" table:number-rows-spanned="2" table:style-name="ce236">
            <text:p>Rentabilité<text:s/></text:p>
          </table:table-cell>
          <table:covered-table-cell table:number-columns-repeated="16"/>
          <table:table-cell table:number-columns-repeated="16367"/>
        </table:table-row>
        <table:table-row table:style-name="ro18">
          <table:covered-table-cell/>
          <table:covered-table-cell table:number-columns-repeated="16"/>
          <table:table-cell table:number-columns-repeated="16367"/>
        </table:table-row>
        <table:table-row table:style-name="ro15">
          <table:table-cell table:style-name="ce172"/>
          <table:table-cell table:style-name="ce180"/>
          <table:table-cell table:style-name="ce179"/>
          <table:table-cell table:number-columns-repeated="16381" table:style-name="ce172"/>
        </table:table-row>
        <table:table-row table:style-name="ro16">
          <table:table-cell office:value-type="string" table:style-name="ce230">
            <text:p>Mois</text:p>
          </table:table-cell>
          <table:table-cell office:value-type="string" table:style-name="ce217">
            <text:p>Coûts</text:p>
          </table:table-cell>
          <table:table-cell office:value-type="string" table:style-name="ce217">
            <text:p>Coûts cumulés</text:p>
          </table:table-cell>
          <table:table-cell office:value-type="string" table:style-name="ce217">
            <text:p>Gains ventes</text:p>
          </table:table-cell>
          <table:table-cell office:value-type="string" table:style-name="ce217">
            <text:p>Gains cumulés</text:p>
          </table:table-cell>
          <table:table-cell office:value-type="string" table:style-name="ce233">
            <text:p>Gains net</text:p>
          </table:table-cell>
          <table:table-cell table:style-name="ce172"/>
          <table:table-cell table:style-name="ce172">
            <draw:frame draw:z-index="1" draw:id="id0" draw:style-name="a0" draw:name="Graphique 1" svg:x="0.11458in" svg:y="0.17708in" svg:width="8.69792in" svg:height="5.9965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 table:style-name="ce172"/>
        </table:table-row>
        <table:table-row table:style-name="ro19">
          <table:table-cell office:value-type="string" table:style-name="ce231">
            <text:p>Mois 1</text:p>
          </table:table-cell>
          <table:table-cell office:value-type="currency" office:value="97316.33" table:formula="of:=[.B29]+([.A30]/12)+[.C37]" table:style-name="ce177">
            <text:p>97 316 €</text:p>
          </table:table-cell>
          <table:table-cell office:value-type="currency" office:value="97316.33" table:formula="of:=SUM([.B75])" table:style-name="ce177">
            <text:p>97 316 €</text:p>
          </table:table-cell>
          <table:table-cell office:value-type="currency" office:value="10000" table:style-name="ce177">
            <text:p>10 000 €</text:p>
          </table:table-cell>
          <table:table-cell office:value-type="currency" office:value="10000" table:formula="of:=[.D75]" table:style-name="ce177">
            <text:p>10 000 €</text:p>
          </table:table-cell>
          <table:table-cell office:value-type="currency" office:value="-87316.33" table:formula="of:=[.E75]-[.C75]" table:style-name="ce176">
            <text:p>-87 316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2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04413.85950000001" table:formula="of:=SUM([.B75:.B76])" table:style-name="ce177">
            <text:p>104 414 €</text:p>
          </table:table-cell>
          <table:table-cell office:value-type="currency" office:value="11500" table:style-name="ce177">
            <text:p>11 500 €</text:p>
          </table:table-cell>
          <table:table-cell office:value-type="currency" office:value="21500" table:formula="of:=SUM([.D75:.D76])" table:style-name="ce177">
            <text:p>21 500 €</text:p>
          </table:table-cell>
          <table:table-cell office:value-type="currency" office:value="-82913.859500000006" table:formula="of:=[.E76]-[.C76]" table:style-name="ce176">
            <text:p>-82 914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3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11511.38900000001" table:formula="of:=SUM([.B75:.B77])" table:style-name="ce177">
            <text:p>111 511 €</text:p>
          </table:table-cell>
          <table:table-cell office:value-type="currency" office:value="13225" table:style-name="ce177">
            <text:p>13 225 €</text:p>
          </table:table-cell>
          <table:table-cell office:value-type="currency" office:value="34725" table:formula="of:=SUM([.D75:.D77])" table:style-name="ce177">
            <text:p>34 725 €</text:p>
          </table:table-cell>
          <table:table-cell office:value-type="currency" office:value="-76786.38900000001" table:formula="of:=[.E77]-[.C77]" table:style-name="ce176">
            <text:p>-76 786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4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18608.91850000001" table:formula="of:=SUM([.B75:.B78])" table:style-name="ce177">
            <text:p>118 609 €</text:p>
          </table:table-cell>
          <table:table-cell office:value-type="currency" office:value="15208.75" table:style-name="ce177">
            <text:p>15 209 €</text:p>
          </table:table-cell>
          <table:table-cell office:value-type="currency" office:value="49933.75" table:formula="of:=SUM([.D75:.D78])" table:style-name="ce177">
            <text:p>49 934 €</text:p>
          </table:table-cell>
          <table:table-cell office:value-type="currency" office:value="-68675.168500000014" table:formula="of:=[.E78]-[.C78]" table:style-name="ce176">
            <text:p>-68 675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5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25706.44800000002" table:formula="of:=SUM([.B75:.B79])" table:style-name="ce177">
            <text:p>125 706 €</text:p>
          </table:table-cell>
          <table:table-cell office:value-type="currency" office:value="17490.0625" table:style-name="ce177">
            <text:p>17 490 €</text:p>
          </table:table-cell>
          <table:table-cell office:value-type="currency" office:value="67423.8125" table:formula="of:=SUM([.D75:.D79])" table:style-name="ce177">
            <text:p>67 424 €</text:p>
          </table:table-cell>
          <table:table-cell office:value-type="currency" office:value="-58282.635500000019" table:formula="of:=[.E79]-[.C79]" table:style-name="ce176">
            <text:p>-58 283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6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32803.97750000001" table:formula="of:=SUM([.B75:.B80])" table:style-name="ce177">
            <text:p>132 804 €</text:p>
          </table:table-cell>
          <table:table-cell office:value-type="currency" office:value="20113.571875000001" table:style-name="ce177">
            <text:p>20 114 €</text:p>
          </table:table-cell>
          <table:table-cell office:value-type="currency" office:value="87537.384374999994" table:formula="of:=SUM([.D75:.D80])" table:style-name="ce177">
            <text:p>87 537 €</text:p>
          </table:table-cell>
          <table:table-cell office:value-type="currency" office:value="-45266.593125000014" table:formula="of:=[.E80]-[.C80]" table:style-name="ce176">
            <text:p>-45 267 €</text:p>
          </table:table-cell>
          <table:table-cell table:number-columns-repeated="16378" table:style-name="ce172"/>
        </table:table-row>
        <table:table-row table:style-name="ro19">
          <table:table-cell office:value-type="string" table:style-name="ce231">
            <text:p>Mois 7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39901.50700000001" table:formula="of:=SUM([.B75:.B81])" table:style-name="ce177">
            <text:p>139 902 €</text:p>
          </table:table-cell>
          <table:table-cell office:value-type="currency" office:value="23130.607656250002" table:style-name="ce177">
            <text:p>23 131 €</text:p>
          </table:table-cell>
          <table:table-cell office:value-type="currency" office:value="110667.99203125" table:formula="of:=SUM([.D75:.D81])" table:style-name="ce177">
            <text:p>110 668 €</text:p>
          </table:table-cell>
          <table:table-cell office:value-type="currency" office:value="-29233.514968750009" table:formula="of:=[.E81]-[.C81]" table:style-name="ce176">
            <text:p>-29 234 €</text:p>
          </table:table-cell>
          <table:table-cell table:number-columns-repeated="16378"/>
        </table:table-row>
        <table:table-row table:style-name="ro19">
          <table:table-cell office:value-type="string" table:style-name="ce231">
            <text:p>Mois 8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46999.03650000002" table:formula="of:=SUM([.B75:.B82])" table:style-name="ce177">
            <text:p>146 999 €</text:p>
          </table:table-cell>
          <table:table-cell office:value-type="currency" office:value="26600.198804687501" table:style-name="ce177">
            <text:p>26 600 €</text:p>
          </table:table-cell>
          <table:table-cell office:value-type="currency" office:value="137268.19083593751" table:formula="of:=SUM([.D75:.D82])" table:style-name="ce177">
            <text:p>137 268 €</text:p>
          </table:table-cell>
          <table:table-cell office:value-type="currency" office:value="-9730.8456640625081" table:formula="of:=[.E82]-[.C82]" table:style-name="ce176">
            <text:p>-9 731 €</text:p>
          </table:table-cell>
          <table:table-cell table:number-columns-repeated="16378"/>
        </table:table-row>
        <table:table-row table:style-name="ro19">
          <table:table-cell office:value-type="string" table:style-name="ce231">
            <text:p>Mois 9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54096.56600000002" table:formula="of:=SUM([.B75:.B83])" table:style-name="ce177">
            <text:p>154 097 €</text:p>
          </table:table-cell>
          <table:table-cell office:value-type="currency" office:value="30590.228625390628" table:style-name="ce177">
            <text:p>30 590 €</text:p>
          </table:table-cell>
          <table:table-cell office:value-type="currency" office:value="167858" table:style-name="ce177">
            <text:p>167 858 €</text:p>
          </table:table-cell>
          <table:table-cell office:value-type="currency" office:value="13761.433999999979" table:formula="of:=[.E83]-[.C83]" table:style-name="ce176">
            <text:p>13 761 €</text:p>
          </table:table-cell>
          <table:table-cell table:number-columns-repeated="16378"/>
        </table:table-row>
        <table:table-row table:style-name="ro19">
          <table:table-cell office:value-type="string" table:style-name="ce231">
            <text:p>Mois 10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61194.09550000002" table:formula="of:=SUM([.B75:.B84])" table:style-name="ce177">
            <text:p>161 194 €</text:p>
          </table:table-cell>
          <table:table-cell office:value-type="currency" office:value="35178.762919199224" table:style-name="ce177">
            <text:p>35 179 €</text:p>
          </table:table-cell>
          <table:table-cell office:value-type="currency" office:value="203037.18238052735" table:formula="of:=SUM([.D75:.D84])" table:style-name="ce177">
            <text:p>203 037 €</text:p>
          </table:table-cell>
          <table:table-cell office:value-type="currency" office:value="41843.08688052732" table:formula="of:=[.E84]-[.C84]" table:style-name="ce176">
            <text:p>41 843 €</text:p>
          </table:table-cell>
          <table:table-cell table:number-columns-repeated="16378"/>
        </table:table-row>
        <table:table-row table:style-name="ro19">
          <table:table-cell office:value-type="string" table:style-name="ce231">
            <text:p>Mois 11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68291.62500000003" table:formula="of:=SUM([.B75:.B85])" table:style-name="ce177">
            <text:p>168 292 €</text:p>
          </table:table-cell>
          <table:table-cell office:value-type="currency" office:value="40455.577357079106" table:style-name="ce177">
            <text:p>40 456 €</text:p>
          </table:table-cell>
          <table:table-cell office:value-type="currency" office:value="243492.75973760645" table:formula="of:=SUM([.D75:.D85])" table:style-name="ce177">
            <text:p>243 493 €</text:p>
          </table:table-cell>
          <table:table-cell office:value-type="currency" office:value="75201.134737606422" table:formula="of:=[.E85]-[.C85]" table:style-name="ce176">
            <text:p>75 201 €</text:p>
          </table:table-cell>
          <table:table-cell table:number-columns-repeated="16378"/>
        </table:table-row>
        <table:table-row table:style-name="ro19">
          <table:table-cell office:value-type="string" table:style-name="ce231">
            <text:p>Mois 12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75389.15450000003" table:formula="of:=SUM([.B75:.B86])" table:style-name="ce177">
            <text:p>175 389 €</text:p>
          </table:table-cell>
          <table:table-cell office:value-type="currency" office:value="46523.913960640974" table:style-name="ce177">
            <text:p>46 524 €</text:p>
          </table:table-cell>
          <table:table-cell office:value-type="currency" office:value="290016.67369824741" table:formula="of:=SUM([.D75:.D86])" table:style-name="ce177">
            <text:p>290 017 €</text:p>
          </table:table-cell>
          <table:table-cell office:value-type="currency" office:value="114627.51919824738" table:formula="of:=[.E86]-[.C86]" table:style-name="ce176">
            <text:p>114 628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3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82486.68400000004" table:formula="of:=SUM([.B75:.B87])" table:style-name="ce177">
            <text:p>182 487 €</text:p>
          </table:table-cell>
          <table:table-cell office:value-type="currency" office:value="50245.827077492249" table:style-name="ce177">
            <text:p>50 246 €</text:p>
          </table:table-cell>
          <table:table-cell office:value-type="currency" office:value="340262.50077573967" table:formula="of:=SUM([.D75:.D87])" table:style-name="ce177">
            <text:p>340 263 €</text:p>
          </table:table-cell>
          <table:table-cell office:value-type="currency" office:value="157775.81677573963" table:formula="of:=[.E87]-[.C87]" table:style-name="ce176">
            <text:p>157 776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4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89584.21350000004" table:formula="of:=SUM([.B75:.B88])" table:style-name="ce177">
            <text:p>189 584 €</text:p>
          </table:table-cell>
          <table:table-cell office:value-type="currency" office:value="54265.493243691628" table:style-name="ce177">
            <text:p>54 265 €</text:p>
          </table:table-cell>
          <table:table-cell office:value-type="currency" office:value="394527.99401943129" table:formula="of:=SUM([.D75:.D88])" table:style-name="ce177">
            <text:p>394 528 €</text:p>
          </table:table-cell>
          <table:table-cell office:value-type="currency" office:value="204943.78051943125" table:formula="of:=[.E88]-[.C88]" table:style-name="ce176">
            <text:p>204 944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5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196681.74300000005" table:formula="of:=SUM([.B75:.B89])" table:style-name="ce177">
            <text:p>196 682 €</text:p>
          </table:table-cell>
          <table:table-cell office:value-type="currency" office:value="58606.732703186957" table:style-name="ce177">
            <text:p>58 607 €</text:p>
          </table:table-cell>
          <table:table-cell office:value-type="currency" office:value="453134.72672261827" table:formula="of:=SUM([.D75:.D89])" table:style-name="ce177">
            <text:p>453 135 €</text:p>
          </table:table-cell>
          <table:table-cell office:value-type="currency" office:value="256452.98372261823" table:formula="of:=[.E89]-[.C89]" table:style-name="ce176">
            <text:p>256 453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6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03779.27250000005" table:formula="of:=SUM([.B75:.B90])" table:style-name="ce177">
            <text:p>203 779 €</text:p>
          </table:table-cell>
          <table:table-cell office:value-type="currency" office:value="63295.271319441912" table:style-name="ce177">
            <text:p>63 295 €</text:p>
          </table:table-cell>
          <table:table-cell office:value-type="currency" office:value="516429.99804206018" table:formula="of:=SUM([.D75:.D90])" table:style-name="ce177">
            <text:p>516 430 €</text:p>
          </table:table-cell>
          <table:table-cell office:value-type="currency" office:value="312650.7255420601" table:formula="of:=[.E90]-[.C90]" table:style-name="ce176">
            <text:p>312 651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7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10876.80200000005" table:formula="of:=SUM([.B75:.B91])" table:style-name="ce177">
            <text:p>210 877 €</text:p>
          </table:table-cell>
          <table:table-cell office:value-type="currency" office:value="68358.893024997262" table:style-name="ce177">
            <text:p>68 359 €</text:p>
          </table:table-cell>
          <table:table-cell office:value-type="currency" office:value="584788.89106705738" table:formula="of:=SUM([.D75:.D91])" table:style-name="ce177">
            <text:p>584 789 €</text:p>
          </table:table-cell>
          <table:table-cell office:value-type="currency" office:value="373912.08906705736" table:formula="of:=[.E91]-[.C91]" table:style-name="ce176">
            <text:p>373 912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8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17974.33150000006" table:formula="of:=SUM([.B75:.B92])" table:style-name="ce177">
            <text:p>217 974 €</text:p>
          </table:table-cell>
          <table:table-cell office:value-type="currency" office:value="73827.604466997043" table:style-name="ce177">
            <text:p>73 828 €</text:p>
          </table:table-cell>
          <table:table-cell office:value-type="currency" office:value="658616.49553405447" table:formula="of:=SUM([.D75:.D92])" table:style-name="ce177">
            <text:p>658 616 €</text:p>
          </table:table-cell>
          <table:table-cell office:value-type="currency" office:value="440642.16403405438" table:formula="of:=[.E92]-[.C92]" table:style-name="ce176">
            <text:p>440 642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19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25071.86100000006" table:formula="of:=SUM([.B75:.B93])" table:style-name="ce177">
            <text:p>225 072 €</text:p>
          </table:table-cell>
          <table:table-cell office:value-type="currency" office:value="79733.812824356806" table:style-name="ce177">
            <text:p>79 734 €</text:p>
          </table:table-cell>
          <table:table-cell office:value-type="currency" office:value="738350.3083584113" table:formula="of:=SUM([.D75:.D93])" table:style-name="ce177">
            <text:p>738 350 €</text:p>
          </table:table-cell>
          <table:table-cell office:value-type="currency" office:value="513278.44735841127" table:formula="of:=[.E93]-[.C93]" table:style-name="ce176">
            <text:p>513 278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20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32169.39050000007" table:formula="of:=SUM([.B75:.B94])" table:style-name="ce177">
            <text:p>232 169 €</text:p>
          </table:table-cell>
          <table:table-cell office:value-type="currency" office:value="86112.517850305347" table:style-name="ce177">
            <text:p>86 113 €</text:p>
          </table:table-cell>
          <table:table-cell office:value-type="currency" office:value="824462.82620871661" table:formula="of:=SUM([.D75:.D94])" table:style-name="ce177">
            <text:p>824 463 €</text:p>
          </table:table-cell>
          <table:table-cell office:value-type="currency" office:value="592293.43570871651" table:formula="of:=[.E94]-[.C94]" table:style-name="ce176">
            <text:p>592 293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21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39266.92000000007" table:formula="of:=SUM([.B75:.B95])" table:style-name="ce177">
            <text:p>239 267 €</text:p>
          </table:table-cell>
          <table:table-cell office:value-type="currency" office:value="93001.519278329768" table:style-name="ce177">
            <text:p>93 002 €</text:p>
          </table:table-cell>
          <table:table-cell office:value-type="currency" office:value="917464.3454870464" table:formula="of:=SUM([.D75:.D95])" table:style-name="ce177">
            <text:p>917 464 €</text:p>
          </table:table-cell>
          <table:table-cell office:value-type="currency" office:value="678197.42548704636" table:formula="of:=[.E95]-[.C95]" table:style-name="ce176">
            <text:p>678 197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22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46364.44950000008" table:formula="of:=SUM([.B75:.B96])" table:style-name="ce177">
            <text:p>246 364 €</text:p>
          </table:table-cell>
          <table:table-cell office:value-type="currency" office:value="100441.64082059615" table:style-name="ce177">
            <text:p>100 442 €</text:p>
          </table:table-cell>
          <table:table-cell office:value-type="currency" office:value="1017905.9863076425" table:formula="of:=SUM([.D75:.D96])" table:style-name="ce177">
            <text:p>1 017 906 €</text:p>
          </table:table-cell>
          <table:table-cell office:value-type="currency" office:value="771541.53680764243" table:formula="of:=[.E96]-[.C96]" table:style-name="ce176">
            <text:p>771 542 €</text:p>
          </table:table-cell>
          <table:table-cell table:number-columns-repeated="16378"/>
        </table:table-row>
        <table:table-row table:style-name="ro19">
          <table:table-cell office:value-type="string" table:style-name="ce234">
            <text:p>Mois 23</text:p>
          </table:table-cell>
          <table:table-cell office:value-type="currency" office:value="7097.5294999999996" table:formula="of:= [.$B$30]+([.$A$30]/12)+[.$C$44]" table:style-name="ce178">
            <text:p>7 098 €</text:p>
          </table:table-cell>
          <table:table-cell office:value-type="currency" office:value="253461.97900000008" table:formula="of:=SUM([.B75:.B97])" table:style-name="ce177">
            <text:p>253 462 €</text:p>
          </table:table-cell>
          <table:table-cell office:value-type="currency" office:value="108476.97208624384" table:style-name="ce177">
            <text:p>108 477 €</text:p>
          </table:table-cell>
          <table:table-cell office:value-type="currency" office:value="1126382.9583938865" table:formula="of:=SUM([.D75:.D97])" table:style-name="ce177">
            <text:p>1 126 383 €</text:p>
          </table:table-cell>
          <table:table-cell office:value-type="currency" office:value="872920.9793938864" table:formula="of:=[.E97]-[.C97]" table:style-name="ce176">
            <text:p>872 921 €</text:p>
          </table:table-cell>
          <table:table-cell table:number-columns-repeated="16378"/>
        </table:table-row>
        <table:table-row table:style-name="ro17">
          <table:table-cell office:value-type="string" table:style-name="ce235">
            <text:p>Mois 24</text:p>
          </table:table-cell>
          <table:table-cell office:value-type="currency" office:value="7097.5294999999996" table:formula="of:= [.$B$30]+([.$A$30]/12)+[.$C$44]" table:style-name="ce175">
            <text:p>7 098 €</text:p>
          </table:table-cell>
          <table:table-cell office:value-type="currency" office:value="260559.50850000008" table:formula="of:=SUM([.B75:.B98])" table:style-name="ce174">
            <text:p>260 560 €</text:p>
          </table:table-cell>
          <table:table-cell office:value-type="currency" office:value="117155.12985314334" table:style-name="ce174">
            <text:p>117 155 €</text:p>
          </table:table-cell>
          <table:table-cell office:value-type="currency" office:value="1243538.0882470298" table:formula="of:=SUM([.D75:.D98])" table:style-name="ce174">
            <text:p>1 243 538 €</text:p>
          </table:table-cell>
          <table:table-cell office:value-type="currency" office:value="982978.5797470297" table:formula="of:=[.E98]-[.C98]" table:style-name="ce173">
            <text:p>982 979 €</text:p>
          </table:table-cell>
          <table:table-cell table:number-columns-repeated="16378"/>
        </table:table-row>
        <table:table-row table:number-rows-repeated="1048478" table:style-name="ro13">
          <table:table-cell table:number-columns-repeated="16384"/>
        </table:table-row>
      </table:table>
      <table:table table:name="Registre_des_traitements_CNIL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76" table:default-cell-style-name="ce1"/>
        <table:table-row table:style-name="ro20">
          <table:table-cell office:value-type="string" table:style-name="ce48">
            <text:p>N° / RÉF :</text:p>
          </table:table-cell>
          <table:table-cell office:value-type="string" table:style-name="ce129">
            <text:p>001</text:p>
          </table:table-cell>
          <table:table-cell table:style-name="ce49"/>
          <table:table-cell table:style-name="ce50"/>
          <table:table-cell table:number-columns-repeated="3" table:style-name="ce49"/>
          <table:table-cell table:style-name="ce51"/>
          <table:table-cell table:number-columns-repeated="16376"/>
        </table:table-row>
        <table:table-row table:style-name="ro3">
          <table:table-cell table:number-columns-spanned="8" table:number-rows-spanned="1" table:style-name="ce72"/>
          <table:covered-table-cell table:number-columns-repeated="7"/>
          <table:table-cell table:number-columns-repeated="16376"/>
        </table:table-row>
        <table:table-row table:style-name="ro21">
          <table:table-cell office:value-type="string" table:style-name="ce52">
            <text:p>Description <text:s/>du traitement<text:s text:c="2"/></text:p>
          </table:table-cell>
          <table:table-cell table:style-name="ce53"/>
          <table:table-cell table:number-columns-repeated="5" table:style-name="ce54"/>
          <table:table-cell table:style-name="ce55"/>
          <table:table-cell table:number-columns-repeated="16376"/>
        </table:table-row>
        <table:table-row table:style-name="ro22">
          <table:table-cell office:value-type="string" table:style-name="ce56">
            <text:p>Nom du traitement</text:p>
          </table:table-cell>
          <table:table-cell office:value-type="string" table:number-columns-spanned="7" table:number-rows-spanned="1" table:style-name="ce147">
            <text:p>Analyse photo utilisateur et recommandation produit<text:s/>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office:value-type="string" table:style-name="ce56">
            <text:p>N° / RÉF</text:p>
          </table:table-cell>
          <table:table-cell office:value-type="string" table:number-columns-spanned="7" table:number-rows-spanned="1" table:style-name="ce148">
            <text:p>001</text:p>
          </table:table-cell>
          <table:covered-table-cell table:number-columns-repeated="6"/>
          <table:table-cell table:number-columns-repeated="16376"/>
        </table:table-row>
        <table:table-row table:style-name="ro21">
          <table:table-cell office:value-type="string" table:style-name="ce56">
            <text:p>Date de création du traitement</text:p>
          </table:table-cell>
          <table:table-cell office:value-type="date" office:date-value="2024-10-21T00:00:00" table:number-columns-spanned="7" table:number-rows-spanned="1" table:style-name="ce149">
            <text:p>21/10/2024</text:p>
          </table:table-cell>
          <table:covered-table-cell table:number-columns-repeated="6"/>
          <table:table-cell table:number-columns-repeated="16376"/>
        </table:table-row>
        <table:table-row table:style-name="ro21">
          <table:table-cell office:value-type="string" table:style-name="ce56">
            <text:p>Mise à jour du traitement</text:p>
          </table:table-cell>
          <table:table-cell office:value-type="string" table:number-columns-spanned="7" table:number-rows-spanned="1" table:style-name="ce136">
            <text:p>N/A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style-name="ce57"/>
          <table:table-cell table:number-columns-repeated="7" table:style-name="ce58"/>
          <table:table-cell table:number-columns-repeated="16376"/>
        </table:table-row>
        <table:table-row table:style-name="ro3">
          <table:table-cell office:value-type="string" table:style-name="ce52">
            <text:p>Acteurs</text:p>
          </table:table-cell>
          <table:table-cell office:value-type="string" table:style-name="ce59">
            <text:p>Nom</text:p>
          </table:table-cell>
          <table:table-cell office:value-type="string" table:style-name="ce59">
            <text:p>Adresse</text:p>
          </table:table-cell>
          <table:table-cell office:value-type="string" table:style-name="ce59">
            <text:p>Code Postal</text:p>
          </table:table-cell>
          <table:table-cell office:value-type="string" table:style-name="ce59">
            <text:p>Ville</text:p>
          </table:table-cell>
          <table:table-cell office:value-type="string" table:style-name="ce59">
            <text:p>Pays</text:p>
          </table:table-cell>
          <table:table-cell office:value-type="string" table:style-name="ce59">
            <text:p>Téléphone</text:p>
          </table:table-cell>
          <table:table-cell office:value-type="string" table:style-name="ce59">
            <text:p>Adresse mél</text:p>
          </table:table-cell>
          <table:table-cell table:number-columns-repeated="16376"/>
        </table:table-row>
        <table:table-row table:style-name="ro21">
          <table:table-cell office:value-type="string" table:style-name="ce56">
            <text:p>Responsable du traitement</text:p>
          </table:table-cell>
          <table:table-cell office:value-type="string" table:style-name="ce60">
            <text:p>Remy Channel</text:p>
          </table:table-cell>
          <table:table-cell office:value-type="string" table:style-name="ce61">
            <text:p>1 Rue OCR</text:p>
          </table:table-cell>
          <table:table-cell office:value-type="float" office:value="75001" table:style-name="ce122">
            <text:p>75001</text:p>
          </table:table-cell>
          <table:table-cell office:value-type="string" table:style-name="ce61">
            <text:p>Paris</text:p>
          </table:table-cell>
          <table:table-cell office:value-type="string" table:style-name="ce61">
            <text:p>France</text:p>
          </table:table-cell>
          <table:table-cell office:value-type="string" table:style-name="ce61">
            <text:p>06 01 01 01 01</text:p>
          </table:table-cell>
          <table:table-cell office:value-type="string" table:style-name="ce62">
            <text:p><text:a xlink:href="mailto:Remy.channel@fashion-insta.fr">Remy.channel@fashion-insta.fr</text:a></text:p>
          </table:table-cell>
          <table:table-cell table:number-columns-repeated="16376"/>
        </table:table-row>
        <table:table-row table:style-name="ro23">
          <table:table-cell office:value-type="string" table:style-name="ce56">
            <text:p>Délégué à la protection des données</text:p>
          </table:table-cell>
          <table:table-cell office:value-type="string" table:style-name="ce63">
            <text:p>Thomas Boss</text:p>
          </table:table-cell>
          <table:table-cell office:value-type="string" table:style-name="ce63">
            <text:p>1 Rue OCR</text:p>
          </table:table-cell>
          <table:table-cell office:value-type="float" office:value="75001" table:style-name="ce121">
            <text:p>75001</text:p>
          </table:table-cell>
          <table:table-cell office:value-type="string" table:style-name="ce63">
            <text:p>Paris</text:p>
          </table:table-cell>
          <table:table-cell office:value-type="string" table:style-name="ce63">
            <text:p>France</text:p>
          </table:table-cell>
          <table:table-cell office:value-type="string" table:style-name="ce63">
            <text:p>06 01 01 01 01</text:p>
          </table:table-cell>
          <table:table-cell office:value-type="string" table:style-name="ce64">
            <text:p><text:a xlink:href="mailto:Thomas.boss@fashion-insta.fr">Thomas.boss@fashion-insta.fr</text:a></text:p>
          </table:table-cell>
          <table:table-cell table:number-columns-repeated="16376"/>
        </table:table-row>
        <table:table-row table:style-name="ro23">
          <table:table-cell office:value-type="string" table:style-name="ce56">
            <text:p>Société du DPO (si celui-ci est externe)</text:p>
          </table:table-cell>
          <table:table-cell office:value-type="string" table:style-name="ce60">
            <text:p>N/A</text:p>
          </table:table-cell>
          <table:table-cell table:number-columns-repeated="6" table:style-name="ce60"/>
          <table:table-cell table:number-columns-repeated="16376"/>
        </table:table-row>
        <table:table-row table:style-name="ro3">
          <table:table-cell table:style-name="ce65"/>
          <table:table-cell table:number-columns-repeated="7" table:style-name="ce66"/>
          <table:table-cell table:number-columns-repeated="16376"/>
        </table:table-row>
        <table:table-row table:style-name="ro23">
          <table:table-cell office:value-type="string" table:style-name="ce52">
            <text:p>Finalité(s) du traitement effectué</text:p>
          </table:table-cell>
          <table:table-cell table:style-name="ce67"/>
          <table:table-cell table:number-columns-repeated="5" table:style-name="ce68"/>
          <table:table-cell table:style-name="ce69"/>
          <table:table-cell table:number-columns-repeated="16376"/>
        </table:table-row>
        <table:table-row table:style-name="ro22">
          <table:table-cell office:value-type="string" table:style-name="ce56">
            <text:p>Finalité principale</text:p>
          </table:table-cell>
          <table:table-cell office:value-type="string" table:number-columns-spanned="7" table:number-rows-spanned="1" table:style-name="ce141">
            <text:p>Analyse de photo d'utilisateur afin d'identifier le type de vêtements portés et de proposer une recommandation produit similaire .</text:p>
          </table:table-cell>
          <table:covered-table-cell table:number-columns-repeated="6"/>
          <table:table-cell table:number-columns-repeated="16376"/>
        </table:table-row>
        <table:table-row table:style-name="ro22">
          <table:table-cell office:value-type="string" table:style-name="ce56">
            <text:p>Sous-finalité 2</text:p>
          </table:table-cell>
          <table:table-cell office:value-type="string" table:number-columns-spanned="7" table:number-rows-spanned="1" table:style-name="ce141">
            <text:p>Proposer une recommandation produit en fonction des vêtements identifiés.</text:p>
          </table:table-cell>
          <table:covered-table-cell table:number-columns-repeated="6"/>
          <table:table-cell table:number-columns-repeated="16376"/>
        </table:table-row>
        <table:table-row table:style-name="ro3">
          <table:table-cell table:style-name="ce70"/>
          <table:table-cell table:number-columns-repeated="7" table:style-name="ce58"/>
          <table:table-cell table:number-columns-repeated="16376"/>
        </table:table-row>
        <table:table-row table:style-name="ro24">
          <table:table-cell office:value-type="string" table:style-name="ce52">
            <text:p>Catégories de données personnelles concernées</text:p>
          </table:table-cell>
          <table:table-cell office:value-type="string" table:number-columns-spanned="3" table:number-rows-spanned="1" table:style-name="ce135">
            <text:p>Description</text:p>
          </table:table-cell>
          <table:covered-table-cell table:number-columns-repeated="2"/>
          <table:table-cell office:value-type="string" table:number-columns-spanned="4" table:number-rows-spanned="1" table:style-name="ce135">
            <text:p>Durée de conservation</text:p>
          </table:table-cell>
          <table:covered-table-cell table:number-columns-repeated="3"/>
          <table:table-cell table:number-columns-repeated="16376"/>
        </table:table-row>
        <table:table-row table:style-name="ro25">
          <table:table-cell office:value-type="string" table:style-name="ce56">
            <text:p>État civil, identité, données d'identification, images…</text:p>
          </table:table-cell>
          <table:table-cell office:value-type="string" table:number-columns-spanned="3" table:number-rows-spanned="1" table:style-name="ce136">
            <text:p>Photo de l'utilisateur, pouvant faire apparaître son visage et son lieu de vie.</text:p>
          </table:table-cell>
          <table:covered-table-cell table:number-columns-repeated="2"/>
          <table:table-cell office:value-type="string" table:number-columns-spanned="4" table:number-rows-spanned="1" table:style-name="ce146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6">
          <table:table-cell office:value-type="string" table:style-name="ce56">
            <text:p>Vie personnelle (habitudes de vie, situation familiale, etc.)</text:p>
          </table:table-cell>
          <table:table-cell office:value-type="string" table:number-columns-spanned="3" table:number-rows-spanned="1" table:style-name="ce147">
            <text:p>Habitudes vestimentaires.</text:p>
          </table:table-cell>
          <table:covered-table-cell table:number-columns-repeated="2"/>
          <table:table-cell office:value-type="string" table:number-columns-spanned="4" table:number-rows-spanned="1" table:style-name="ce138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7">
          <table:table-cell office:value-type="string" table:style-name="ce56">
            <text:p>Informations d'ordre économique et financier (revenus, situation financière, situation fiscale, etc.)</text:p>
          </table:table-cell>
          <table:table-cell office:value-type="string" table:number-columns-spanned="3" table:number-rows-spanned="1" table:style-name="ce136">
            <text:p>Types et marques des vêtements portés, niveau de vie, lieu de vie.</text:p>
          </table:table-cell>
          <table:covered-table-cell table:number-columns-repeated="2"/>
          <table:table-cell office:value-type="string" table:number-columns-spanned="4" table:number-rows-spanned="1" table:style-name="ce146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8">
          <table:table-cell office:value-type="string" table:style-name="ce56">
            <text:p>Données de connexion (adress IP, logs, etc.)</text:p>
          </table:table-cell>
          <table:table-cell office:value-type="string" table:number-columns-spanned="3" table:number-rows-spanned="1" table:style-name="ce145">
            <text:p>Adresse IP et ID utilisateur (si existant) afin de limiter les risques d'abus ou de détournement.</text:p>
          </table:table-cell>
          <table:covered-table-cell table:number-columns-repeated="2"/>
          <table:table-cell office:value-type="string" table:number-columns-spanned="4" table:number-rows-spanned="1" table:style-name="ce138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9">
          <table:table-cell office:value-type="string" table:style-name="ce56">
            <text:p>Données de localisation (déplacements, données GPS, GSM, etc.)</text:p>
          </table:table-cell>
          <table:table-cell office:value-type="string" table:number-columns-spanned="3" table:number-rows-spanned="1" table:style-name="ce136">
            <text:p>N/A</text:p>
          </table:table-cell>
          <table:covered-table-cell table:number-columns-repeated="2"/>
          <table:table-cell table:number-columns-spanned="4" table:number-rows-spanned="1" table:style-name="ce146"/>
          <table:covered-table-cell table:number-columns-repeated="3"/>
          <table:table-cell table:number-columns-repeated="16376"/>
        </table:table-row>
        <table:table-row table:style-name="ro3">
          <table:table-cell table:style-name="ce65"/>
          <table:table-cell table:number-columns-repeated="7" table:style-name="ce66"/>
          <table:table-cell table:number-columns-repeated="16376"/>
        </table:table-row>
        <table:table-row table:style-name="ro3">
          <table:table-cell office:value-type="string" table:style-name="ce52">
            <text:p>Données sensibles</text:p>
          </table:table-cell>
          <table:table-cell office:value-type="string" table:number-columns-spanned="3" table:number-rows-spanned="1" table:style-name="ce135">
            <text:p>Description</text:p>
          </table:table-cell>
          <table:covered-table-cell table:number-columns-repeated="2"/>
          <table:table-cell office:value-type="string" table:number-columns-spanned="4" table:number-rows-spanned="1" table:style-name="ce135">
            <text:p>Durée de conservation</text:p>
          </table:table-cell>
          <table:covered-table-cell table:number-columns-repeated="3"/>
          <table:table-cell table:number-columns-repeated="16376"/>
        </table:table-row>
        <table:table-row table:style-name="ro30">
          <table:table-cell office:value-type="string" table:style-name="ce71">
            <text:p>Données révélant l'origine raciale ou ethnique</text:p>
          </table:table-cell>
          <table:table-cell office:value-type="string" table:number-columns-spanned="3" table:number-rows-spanned="1" table:style-name="ce134">
            <text:p>Certaines interprétations peuvent être possible à l'observation de la photo.</text:p>
            <text:p>Ces données ne sont pas utilisées dans le cadre du traitement, leur présence est liée au support photographique.</text:p>
          </table:table-cell>
          <table:covered-table-cell table:number-columns-repeated="2"/>
          <table:table-cell office:value-type="string" table:number-columns-spanned="4" table:number-rows-spanned="1" table:style-name="ce146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3">
          <table:table-cell office:value-type="string" table:style-name="ce71">
            <text:p>Données révélant les opinions politiques</text:p>
          </table:table-cell>
          <table:table-cell office:value-type="string" table:number-columns-spanned="3" table:number-rows-spanned="1" table:style-name="ce145">
            <text:p>Certaines interprétations peuvent être possible à l'observation de la photo.Ces données ne sont pas utilisées dans le cadre du traitement, leur présence est liée au support photographique.</text:p>
          </table:table-cell>
          <table:covered-table-cell table:number-columns-repeated="2"/>
          <table:table-cell office:value-type="string" table:number-columns-spanned="4" table:number-rows-spanned="1" table:style-name="ce138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71">
            <text:p>Données révélant les convictions religieuses ou philosophiques </text:p>
          </table:table-cell>
          <table:table-cell office:value-type="string" table:number-columns-spanned="3" table:number-rows-spanned="1" table:style-name="ce134">
            <text:p>Certaines interprétations peuvent être possible à l'observation de la photo.Ces données ne sont pas utilisées dans le cadre du traitement, leur présence est liée au support photographique.</text:p>
          </table:table-cell>
          <table:covered-table-cell table:number-columns-repeated="2"/>
          <table:table-cell office:value-type="string" table:number-columns-spanned="4" table:number-rows-spanned="1" table:style-name="ce146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21">
          <table:table-cell office:value-type="string" table:style-name="ce71">
            <text:p>Données biométriques aux fins d'identifier une personne physique de manière unique</text:p>
          </table:table-cell>
          <table:table-cell office:value-type="string" table:number-columns-spanned="3" table:number-rows-spanned="1" table:style-name="ce145">
            <text:p>Visage pouvant apparaître sur la photo. Ces données ne sont pas utilisées dans le cadre du traitement, leur présence est liée au support photographique.</text:p>
          </table:table-cell>
          <table:covered-table-cell table:number-columns-repeated="2"/>
          <table:table-cell office:value-type="string" table:number-columns-spanned="4" table:number-rows-spanned="1" table:style-name="ce138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3">
          <table:table-cell office:value-type="string" table:style-name="ce71">
            <text:p>Données concernant la santé</text:p>
          </table:table-cell>
          <table:table-cell office:value-type="string" table:number-columns-spanned="3" table:number-rows-spanned="1" table:style-name="ce143">
            <text:p>Certaines pathologies/handicaps peuvent être visibles sur la photo. Ces données ne sont pas utilisées dans le cadre du traitement, leur présence est liée au support photographique.</text:p>
          </table:table-cell>
          <table:covered-table-cell table:number-columns-repeated="2"/>
          <table:table-cell office:value-type="string" table:number-columns-spanned="4" table:number-rows-spanned="1" table:style-name="ce144">
            <text:p>1 jour</text:p>
          </table:table-cell>
          <table:covered-table-cell table:number-columns-repeated="3"/>
          <table:table-cell table:number-columns-repeated="16376"/>
        </table:table-row>
        <table:table-row table:style-name="ro3">
          <table:table-cell table:style-name="ce57"/>
          <table:table-cell table:number-columns-repeated="7" table:style-name="ce58"/>
          <table:table-cell table:number-columns-repeated="16376"/>
        </table:table-row>
        <table:table-row table:style-name="ro31">
          <table:table-cell office:value-type="string" table:style-name="ce52">
            <text:p>Catégories de personnes concernées</text:p>
          </table:table-cell>
          <table:table-cell office:value-type="string" table:number-columns-spanned="3" table:number-rows-spanned="1" table:style-name="ce135">
            <text:p>Description</text:p>
          </table:table-cell>
          <table:covered-table-cell table:number-columns-repeated="2"/>
          <table:table-cell office:value-type="string" table:number-columns-spanned="4" table:number-rows-spanned="1" table:style-name="ce135">
            <text:p>Précisions</text:p>
          </table:table-cell>
          <table:covered-table-cell table:number-columns-repeated="3"/>
          <table:table-cell table:number-columns-repeated="16376"/>
        </table:table-row>
        <table:table-row table:style-name="ro32">
          <table:table-cell office:value-type="string" table:style-name="ce56">
            <text:p>Catégorie de personnes 1</text:p>
          </table:table-cell>
          <table:table-cell office:value-type="string" table:number-columns-spanned="3" table:number-rows-spanned="1" table:style-name="ce139">
            <text:p>Clients</text:p>
          </table:table-cell>
          <table:covered-table-cell table:number-columns-repeated="2"/>
          <table:table-cell table:number-columns-spanned="4" table:number-rows-spanned="1" table:style-name="ce137"/>
          <table:covered-table-cell table:number-columns-repeated="3"/>
          <table:table-cell table:number-columns-repeated="16376"/>
        </table:table-row>
        <table:table-row table:style-name="ro3">
          <table:table-cell table:style-name="ce57"/>
          <table:table-cell table:number-columns-repeated="7" table:style-name="ce58"/>
          <table:table-cell table:number-columns-repeated="16376"/>
        </table:table-row>
        <table:table-row table:style-name="ro22">
          <table:table-cell office:value-type="string" table:style-name="ce52">
            <text:p>Destinataires</text:p>
          </table:table-cell>
          <table:table-cell office:value-type="string" table:number-columns-spanned="3" table:number-rows-spanned="1" table:style-name="ce135">
            <text:p>Type de destinataire</text:p>
          </table:table-cell>
          <table:covered-table-cell table:number-columns-repeated="2"/>
          <table:table-cell office:value-type="string" table:number-columns-spanned="4" table:number-rows-spanned="1" table:style-name="ce135">
            <text:p>Précisions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56">
            <text:p>Destinataire 1</text:p>
          </table:table-cell>
          <table:table-cell office:value-type="string" table:number-columns-spanned="3" table:number-rows-spanned="1" table:style-name="ce139">
            <text:p>Service interne qui traite les données</text:p>
          </table:table-cell>
          <table:covered-table-cell table:number-columns-repeated="2"/>
          <table:table-cell office:value-type="string" table:number-columns-spanned="4" table:number-rows-spanned="1" table:style-name="ce140">
            <text:p>data scientist<text:s/>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56">
            <text:p>Destinataire 2</text:p>
          </table:table-cell>
          <table:table-cell office:value-type="string" table:number-columns-spanned="3" table:number-rows-spanned="1" table:style-name="ce141">
            <text:p>Servcice marketing<text:s/></text:p>
          </table:table-cell>
          <table:covered-table-cell table:number-columns-repeated="2"/>
          <table:table-cell office:value-type="string" table:number-columns-spanned="4" table:number-rows-spanned="1" table:style-name="ce142">
            <text:p>maketikting pour base client et emaling</text:p>
          </table:table-cell>
          <table:covered-table-cell table:number-columns-repeated="3"/>
          <table:table-cell table:number-columns-repeated="16376"/>
        </table:table-row>
        <table:table-row table:style-name="ro3">
          <table:table-cell table:style-name="ce57"/>
          <table:table-cell table:number-columns-repeated="7" table:style-name="ce58"/>
          <table:table-cell table:number-columns-repeated="16376"/>
        </table:table-row>
        <table:table-row table:style-name="ro22">
          <table:table-cell office:value-type="string" table:style-name="ce52">
            <text:p>Mesures de sécurité</text:p>
          </table:table-cell>
          <table:table-cell office:value-type="string" table:number-columns-spanned="3" table:number-rows-spanned="1" table:style-name="ce135">
            <text:p>Type de mesure de sécurité</text:p>
          </table:table-cell>
          <table:covered-table-cell table:number-columns-repeated="2"/>
          <table:table-cell office:value-type="string" table:number-columns-spanned="4" table:number-rows-spanned="1" table:style-name="ce135">
            <text:p>Précisions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56">
            <text:p>Mesure de sécurité 1</text:p>
          </table:table-cell>
          <table:table-cell office:value-type="string" table:number-columns-spanned="3" table:number-rows-spanned="1" table:style-name="ce133">
            <text:p>Contrôle d'accès des utilisateurs</text:p>
          </table:table-cell>
          <table:covered-table-cell table:number-columns-repeated="2"/>
          <table:table-cell office:value-type="string" table:number-columns-spanned="4" table:number-rows-spanned="1" table:style-name="ce136">
            <text:p>Seuls les data scientists peuvent accéder aux photos.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56">
            <text:p>Mesure de sécurité 2</text:p>
          </table:table-cell>
          <table:table-cell office:value-type="string" table:number-columns-spanned="3" table:number-rows-spanned="1" table:style-name="ce137">
            <text:p>Mesures de traçabilité</text:p>
          </table:table-cell>
          <table:covered-table-cell table:number-columns-repeated="2"/>
          <table:table-cell office:value-type="string" table:number-columns-spanned="4" table:number-rows-spanned="1" table:style-name="ce138">
            <text:p>L'adresse IP de la personne envoyant la photo est identifiée, ainsi que son ID client si existant.</text:p>
          </table:table-cell>
          <table:covered-table-cell table:number-columns-repeated="3"/>
          <table:table-cell table:number-columns-repeated="16376"/>
        </table:table-row>
        <table:table-row table:style-name="ro22">
          <table:table-cell office:value-type="string" table:style-name="ce56">
            <text:p>Mesure de sécurité 3</text:p>
          </table:table-cell>
          <table:table-cell office:value-type="string" table:number-columns-spanned="3" table:number-rows-spanned="1" table:style-name="ce133">
            <text:p>Autres mesures (à préciser)</text:p>
          </table:table-cell>
          <table:covered-table-cell table:number-columns-repeated="2"/>
          <table:table-cell office:value-type="string" table:number-columns-spanned="4" table:number-rows-spanned="1" table:style-name="ce134">
            <text:p>Effacement automatique des photos et toutes données associées au bout d'un jour maximum (purge quotienne).</text:p>
          </table:table-cell>
          <table:covered-table-cell table:number-columns-repeated="3"/>
          <table:table-cell table:number-columns-repeated="16376"/>
        </table:table-row>
        <table:table-row table:number-rows-repeated="1048534" table:style-name="ro3">
          <table:table-cell table:number-columns-repeated="16384"/>
        </table:table-row>
      </table:table>
      <table:table table:name="Liste_des_traitement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10" table:default-cell-style-name="ce1"/>
        <table:table-column table:style-name="co23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5" table:default-cell-style-name="ce1"/>
        <table:table-column table:style-name="co28" table:number-columns-repeated="998" table:default-cell-style-name="ce1"/>
        <table:table-column table:style-name="co4" table:number-columns-repeated="15360" table:default-cell-style-name="ce1"/>
        <table:table-row table:style-name="ro33">
          <table:table-cell office:value-type="string" table:number-columns-spanned="1" table:number-rows-spanned="2" table:style-name="ce34">
            <text:p>Coordonnées du responsable de l’organisme</text:p>
            <text:p><text:span text:style-name="T1">(responsable de traitement ou son représentant si le responsable est situé en dehors de l’UE)</text:span></text:p>
          </table:table-cell>
          <table:table-cell office:value-type="string" table:style-name="ce3">
            <text:p>Nom :</text:p>
          </table:table-cell>
          <table:table-cell table:style-name="ce4"/>
          <table:table-cell office:value-type="string" table:style-name="ce5">
            <text:p>Prénom :</text:p>
          </table:table-cell>
          <table:table-cell table:style-name="ce4"/>
          <table:table-cell office:value-type="string" table:style-name="ce5">
            <text:p>Adresse :</text:p>
          </table:table-cell>
          <table:table-cell table:style-name="ce4"/>
          <table:table-cell office:value-type="string" table:style-name="ce5">
            <text:p>Adresse mél :</text:p>
          </table:table-cell>
          <table:table-cell table:style-name="ce6"/>
          <table:table-cell table:style-name="ce2"/>
          <table:table-cell office:value-type="string" table:style-name="ce7">
            <text:p>Consulter les guides et définitions sur le site de la CNIL</text:p>
          </table:table-cell>
          <table:table-cell table:number-columns-repeated="15" table:style-name="ce2"/>
          <table:table-cell table:number-columns-repeated="16358"/>
        </table:table-row>
        <table:table-row table:style-name="ro34">
          <table:covered-table-cell/>
          <table:table-cell office:value-type="string" table:style-name="ce8">
            <text:p>Code postal :</text:p>
          </table:table-cell>
          <table:table-cell table:style-name="ce9"/>
          <table:table-cell office:value-type="string" table:style-name="ce10">
            <text:p>Ville :</text:p>
          </table:table-cell>
          <table:table-cell table:style-name="ce9"/>
          <table:table-cell office:value-type="string" table:style-name="ce10">
            <text:p>Téléphone :</text:p>
          </table:table-cell>
          <table:table-cell table:style-name="ce9"/>
          <table:table-cell table:style-name="ce11"/>
          <table:table-cell table:style-name="ce12"/>
          <table:table-cell table:style-name="ce2"/>
          <table:table-cell office:value-type="string" office:string-value="► Délégué à la protection des données (DPO)" table:formula="of:=HYPERLINK(&quot;https://www.cnil.fr/fr/definition/delegue-protection-donnees&quot;;&quot;► Délégué à la protection des données (DPO)&quot;)" table:style-name="ce13">
            <text:p>► Délégué à la protection des données (DPO)</text:p>
          </table:table-cell>
          <table:table-cell table:number-columns-repeated="15" table:style-name="ce2"/>
          <table:table-cell table:number-columns-repeated="16358"/>
        </table:table-row>
        <table:table-row table:style-name="ro33">
          <table:table-cell office:value-type="string" table:number-columns-spanned="1" table:number-rows-spanned="2" table:style-name="ce35">
            <text:p>Coordonnées du représentant</text:p>
            <text:p><text:span text:style-name="T1">(responsable de traitement ou son représentant si le responsable est situé en dehors de l’UE)</text:span></text:p>
          </table:table-cell>
          <table:table-cell office:value-type="string" table:style-name="ce3">
            <text:p>Nom :</text:p>
          </table:table-cell>
          <table:table-cell table:style-name="ce4"/>
          <table:table-cell office:value-type="string" table:style-name="ce5">
            <text:p>Prénom :</text:p>
          </table:table-cell>
          <table:table-cell table:style-name="ce4"/>
          <table:table-cell office:value-type="string" table:style-name="ce5">
            <text:p>Adresse :</text:p>
          </table:table-cell>
          <table:table-cell table:style-name="ce4"/>
          <table:table-cell office:value-type="string" table:style-name="ce5">
            <text:p>Adresse mél :</text:p>
          </table:table-cell>
          <table:table-cell table:style-name="ce6"/>
          <table:table-cell table:style-name="ce2"/>
          <table:table-cell office:value-type="string" office:string-value="► Données sensibles" table:formula="of:=HYPERLINK(&quot;https://www.cnil.fr/fr/definition/donnee-sensible&quot;;&quot;► Données sensibles&quot;)" table:style-name="ce13">
            <text:p>► Données sensibles</text:p>
          </table:table-cell>
          <table:table-cell table:number-columns-repeated="15" table:style-name="ce2"/>
          <table:table-cell table:number-columns-repeated="16358"/>
        </table:table-row>
        <table:table-row table:style-name="ro34">
          <table:covered-table-cell/>
          <table:table-cell office:value-type="string" table:style-name="ce3">
            <text:p>Code postal :</text:p>
          </table:table-cell>
          <table:table-cell table:style-name="ce9"/>
          <table:table-cell office:value-type="string" table:style-name="ce10">
            <text:p>Ville :</text:p>
          </table:table-cell>
          <table:table-cell table:style-name="ce4"/>
          <table:table-cell office:value-type="string" table:style-name="ce10">
            <text:p>Téléphone :</text:p>
          </table:table-cell>
          <table:table-cell table:style-name="ce9"/>
          <table:table-cell table:style-name="ce11"/>
          <table:table-cell table:style-name="ce12"/>
          <table:table-cell table:style-name="ce2"/>
          <table:table-cell office:value-type="string" office:string-value="► Finalité du traitement" table:formula="of:=HYPERLINK(&quot;https://www.cnil.fr/fr/definition/finalite-dun-traitement&quot;;&quot;► Finalité du traitement&quot;)" table:style-name="ce13">
            <text:p>► Finalité du traitement</text:p>
          </table:table-cell>
          <table:table-cell table:number-columns-repeated="15" table:style-name="ce2"/>
          <table:table-cell table:number-columns-repeated="16358"/>
        </table:table-row>
        <table:table-row table:style-name="ro33">
          <table:table-cell office:value-type="string" table:number-columns-spanned="1" table:number-rows-spanned="2" table:style-name="ce35">
            <text:p>Coordonnées du délégué à la protection des données (DPO)</text:p>
          </table:table-cell>
          <table:table-cell office:value-type="string" table:style-name="ce14">
            <text:p>Nom :</text:p>
          </table:table-cell>
          <table:table-cell table:style-name="ce4"/>
          <table:table-cell office:value-type="string" table:style-name="ce5">
            <text:p>Prénom :</text:p>
          </table:table-cell>
          <table:table-cell table:style-name="ce15"/>
          <table:table-cell office:value-type="string" table:style-name="ce3">
            <text:p>Société (si DPO externe) :</text:p>
          </table:table-cell>
          <table:table-cell table:style-name="ce4"/>
          <table:table-cell office:value-type="string" table:style-name="ce5">
            <text:p>Adresse :</text:p>
          </table:table-cell>
          <table:table-cell table:style-name="ce16"/>
          <table:table-cell table:number-columns-repeated="17" table:style-name="ce2"/>
          <table:table-cell table:number-columns-repeated="16358"/>
        </table:table-row>
        <table:table-row table:style-name="ro33">
          <table:covered-table-cell/>
          <table:table-cell office:value-type="string" table:style-name="ce8">
            <text:p>Code postal :</text:p>
          </table:table-cell>
          <table:table-cell table:style-name="ce17"/>
          <table:table-cell office:value-type="string" table:style-name="ce10">
            <text:p>Ville :</text:p>
          </table:table-cell>
          <table:table-cell table:style-name="ce17"/>
          <table:table-cell office:value-type="string" table:style-name="ce10">
            <text:p>Téléphone :</text:p>
          </table:table-cell>
          <table:table-cell table:style-name="ce17"/>
          <table:table-cell office:value-type="string" table:style-name="ce10">
            <text:p>Adresse mél :</text:p>
          </table:table-cell>
          <table:table-cell table:style-name="ce17"/>
          <table:table-cell table:style-name="ce18"/>
          <table:table-cell table:number-columns-repeated="16" table:style-name="ce2"/>
          <table:table-cell table:number-columns-repeated="16358"/>
        </table:table-row>
        <table:table-row table:style-name="ro35">
          <table:table-cell office:value-type="string" table:number-columns-spanned="4" table:number-rows-spanned="1" table:style-name="ce36">
            <text:p>Identification du traitement</text:p>
          </table:table-cell>
          <table:covered-table-cell table:number-columns-repeated="3"/>
          <table:table-cell office:value-type="string" table:number-columns-spanned="3" table:number-rows-spanned="1" table:style-name="ce36">
            <text:p>Finalité du traitement</text:p>
          </table:table-cell>
          <table:covered-table-cell table:number-columns-repeated="2"/>
          <table:table-cell office:value-type="string" table:number-columns-spanned="2" table:number-rows-spanned="1" table:style-name="ce37">
            <text:p>Données sensibles ?</text:p>
          </table:table-cell>
          <table:covered-table-cell/>
          <table:table-cell table:number-columns-repeated="17" table:style-name="ce2"/>
          <table:table-cell table:number-columns-repeated="16358"/>
        </table:table-row>
        <table:table-row table:style-name="ro36">
          <table:table-cell office:value-type="string" table:style-name="ce19">
            <text:p>Nom du traitement</text:p>
          </table:table-cell>
          <table:table-cell office:value-type="string" table:style-name="ce20">
            <text:p>N° / RÉF</text:p>
          </table:table-cell>
          <table:table-cell office:value-type="string" table:style-name="ce19">
            <text:p>Date de création de la fiche</text:p>
          </table:table-cell>
          <table:table-cell office:value-type="string" table:style-name="ce21">
            <text:p>Dernière mise à jour de la fiche</text:p>
          </table:table-cell>
          <table:table-cell table:number-columns-spanned="3" table:number-rows-spanned="1" table:style-name="ce38"/>
          <table:covered-table-cell table:number-columns-repeated="2"/>
          <table:table-cell office:value-type="string" table:number-columns-spanned="2" table:number-rows-spanned="1" table:style-name="ce39">
            <text:p>Oui/non</text:p>
          </table:table-cell>
          <table:covered-table-cell/>
          <table:table-cell table:number-columns-repeated="17" table:style-name="ce2"/>
          <table:table-cell table:number-columns-repeated="16358"/>
        </table:table-row>
        <table:table-row table:style-name="ro37">
          <table:table-cell office:value-type="string" table:style-name="ce47">
            <text:p/>
            <text:p>Analyse photo utilisateur et recommandation produit<text:s/></text:p>
          </table:table-cell>
          <table:table-cell office:value-type="string" table:style-name="ce22">
            <text:p>001</text:p>
          </table:table-cell>
          <table:table-cell office:value-type="date" office:date-value="2024-10-21T00:00:00" table:style-name="ce23">
            <text:p>21/10/2024</text:p>
          </table:table-cell>
          <table:table-cell office:value-type="date" office:date-value="2024-10-21T00:00:00" table:style-name="ce23">
            <text:p>21/10/2024</text:p>
          </table:table-cell>
          <table:table-cell office:value-type="string" table:number-columns-spanned="3" table:number-rows-spanned="1" table:style-name="ce40">
            <text:p>idetification et recommandation de produit</text:p>
          </table:table-cell>
          <table:covered-table-cell table:number-columns-repeated="2"/>
          <table:table-cell office:value-type="string" table:number-columns-spanned="2" table:number-rows-spanned="1" table:style-name="ce41">
            <text:p>Non</text:p>
          </table:table-cell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8"/>
          <table:table-cell table:style-name="ce29"/>
          <table:table-cell table:style-name="ce30"/>
          <table:table-cell table:style-name="ce29"/>
          <table:table-cell table:number-columns-spanned="3" table:number-rows-spanned="1" table:style-name="ce43"/>
          <table:covered-table-cell table:number-columns-repeated="2"/>
          <table:table-cell table:number-columns-spanned="2" table:number-rows-spanned="1" table:style-name="ce43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25"/>
          <table:table-cell table:style-name="ce26"/>
          <table:table-cell table:style-name="ce27"/>
          <table:table-cell table:style-name="ce26"/>
          <table:table-cell table:number-columns-spanned="3" table:number-rows-spanned="1" table:style-name="ce42"/>
          <table:covered-table-cell table:number-columns-repeated="2"/>
          <table:table-cell table:number-columns-spanned="2" table:number-rows-spanned="1" table:style-name="ce42"/>
          <table:covered-table-cell/>
          <table:table-cell table:number-columns-repeated="17" table:style-name="ce24"/>
          <table:table-cell table:number-columns-repeated="16358"/>
        </table:table-row>
        <table:table-row table:style-name="ro38">
          <table:table-cell table:style-name="ce31"/>
          <table:table-cell table:style-name="ce32"/>
          <table:table-cell table:style-name="ce33"/>
          <table:table-cell table:style-name="ce32"/>
          <table:table-cell table:number-columns-spanned="3" table:number-rows-spanned="1" table:style-name="ce43"/>
          <table:covered-table-cell table:number-columns-repeated="2"/>
          <table:table-cell table:number-columns-repeated="2" table:style-name="ce32"/>
          <table:table-cell table:number-columns-repeated="17" table:style-name="ce2"/>
          <table:table-cell table:number-columns-repeated="16358"/>
        </table:table-row>
        <table:table-row table:number-rows-repeated="969" table:style-name="ro38">
          <table:table-cell table:number-columns-repeated="26" table:style-name="ce2"/>
          <table:table-cell table:number-columns-repeated="16358"/>
        </table:table-row>
        <table:table-row table:number-rows-repeated="1047576" table:style-name="ro39">
          <table:table-cell table:number-columns-repeated="16384"/>
        </table:table-row>
      </table:table>
      <table:table table:name="Risques" table:style-name="ta1">
        <table:table-column table:style-name="co29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45"/>
        <table:table-column table:style-name="co37" table:default-cell-style-name="ce45"/>
        <table:table-column table:style-name="co4" table:number-columns-repeated="16375" table:default-cell-style-name="ce1"/>
        <table:table-row table:style-name="ro37">
          <table:table-cell office:value-type="string" table:style-name="ce242">
            <text:p>Facteurs de risque</text:p>
          </table:table-cell>
          <table:table-cell office:value-type="string" table:style-name="ce242">
            <text:p>Risque (événement redouté)</text:p>
          </table:table-cell>
          <table:table-cell office:value-type="string" table:style-name="ce242">
            <text:p>Conséquence</text:p>
          </table:table-cell>
          <table:table-cell office:value-type="string" table:style-name="ce242">
            <text:p>Conséquences (en coût, délai, qualité, satisfaction client)</text:p>
          </table:table-cell>
          <table:table-cell office:value-type="string" table:style-name="ce238">
            <text:p>Impact (0 à 3)</text:p>
          </table:table-cell>
          <table:table-cell office:value-type="string" table:style-name="ce238">
            <text:p>Probabilité (0 à 3)</text:p>
          </table:table-cell>
          <table:table-cell office:value-type="string" table:style-name="ce238">
            <text:p>Criticité (impact * prob)</text:p>
          </table:table-cell>
          <table:table-cell office:value-type="string" table:style-name="ce242">
            <text:p>Actions de prévention (pour éviter l'événement redouté)</text:p>
          </table:table-cell>
          <table:table-cell office:value-type="string" table:style-name="ce242">
            <text:p>Action de correction (si événement redouté avéré)</text:p>
          </table:table-cell>
          <table:table-cell table:number-columns-repeated="16375"/>
        </table:table-row>
        <table:table-row table:style-name="ro40">
          <table:table-cell office:value-type="string" table:style-name="ce241">
            <text:p>Compétences limitées du Data Scientist junior et du sous-traitant</text:p>
          </table:table-cell>
          <table:table-cell office:value-type="string" table:style-name="ce241">
            <text:p>Modèles de qualité inférieure, retards</text:p>
          </table:table-cell>
          <table:table-cell office:value-type="string" table:style-name="ce241">
            <text:p>Retards dans la réalisation des modèles</text:p>
          </table:table-cell>
          <table:table-cell office:value-type="string" table:style-name="ce241">
            <text:p>Retards dans la livraison du projet, risque de perte de clients</text:p>
          </table:table-cell>
          <table:table-cell office:value-type="float" office:value="2" table:style-name="ce243">
            <text:p>2</text:p>
          </table:table-cell>
          <table:table-cell office:value-type="float" office:value="2" table:style-name="ce243">
            <text:p>2</text:p>
          </table:table-cell>
          <table:table-cell office:value-type="float" office:value="4" table:style-name="ce239">
            <text:p>4</text:p>
          </table:table-cell>
          <table:table-cell office:value-type="string" table:style-name="ce241">
            <text:p>Bien que la criticité soit relativement faible, il est important de fournir une formation supplémentaire pour le Data Scientist junior et le sous-traitant</text:p>
          </table:table-cell>
          <table:table-cell office:value-type="string" table:style-name="ce241">
            <text:p>Surveillance étroite des progrès, allocation de ressources supplémentaires si nécessaire(faire appel a un data scientist qui gere le traitement des images)</text:p>
          </table:table-cell>
          <table:table-cell table:number-columns-repeated="16375"/>
        </table:table-row>
        <table:table-row table:style-name="ro41">
          <table:table-cell office:value-type="string" table:style-name="ce241">
            <text:p>Pression pour respecter les délais très courts</text:p>
          </table:table-cell>
          <table:table-cell office:value-type="string" table:style-name="ce241">
            <text:p>Compromis sur la qualité du produit, stress accru pour l'équipe</text:p>
          </table:table-cell>
          <table:table-cell office:value-type="string" table:style-name="ce241">
            <text:p>Compromission de la qualité, risque de burnout chez l'équipe</text:p>
          </table:table-cell>
          <table:table-cell office:value-type="string" table:style-name="ce241">
            <text:p>Réduction de la satisfaction client, risque de perte de réputation</text:p>
          </table:table-cell>
          <table:table-cell office:value-type="float" office:value="2" table:style-name="ce243">
            <text:p>2</text:p>
          </table:table-cell>
          <table:table-cell office:value-type="float" office:value="3" table:style-name="ce240">
            <text:p>3</text:p>
          </table:table-cell>
          <table:table-cell office:value-type="float" office:value="6" table:style-name="ce239">
            <text:p>6</text:p>
          </table:table-cell>
          <table:table-cell office:value-type="string" table:style-name="ce241">
            <text:p>Etant donné que sa criticité est élevée, il est crucial de procéder a une Révision des délais avec la direction, communication claire des attentes</text:p>
          </table:table-cell>
          <table:table-cell office:value-type="string" table:style-name="ce241">
            <text:p>Allocation de ressources supplémentaires, révision du planning</text:p>
          </table:table-cell>
          <table:table-cell table:number-columns-repeated="16375"/>
        </table:table-row>
        <table:table-row table:style-name="ro42">
          <table:table-cell office:value-type="string" table:style-name="ce241">
            <text:p>Conflits de priorités entre les deux applications</text:p>
          </table:table-cell>
          <table:table-cell office:value-type="string" table:style-name="ce241">
            <text:p>Retards dans les développements, affectation inégale des ressources</text:p>
          </table:table-cell>
          <table:table-cell office:value-type="string" table:style-name="ce241">
            <text:p>Retards dans les livraisons, risque de déséquilibre dans les performances des applications</text:p>
          </table:table-cell>
          <table:table-cell office:value-type="string" table:style-name="ce241">
            <text:p>Risque de perte de clients pour l'application en question, inefficacité dans l'utilisation des ressources</text:p>
          </table:table-cell>
          <table:table-cell office:value-type="float" office:value="2" table:style-name="ce243">
            <text:p>2</text:p>
          </table:table-cell>
          <table:table-cell office:value-type="float" office:value="2" table:style-name="ce243">
            <text:p>2</text:p>
          </table:table-cell>
          <table:table-cell office:value-type="float" office:value="4" table:style-name="ce239">
            <text:p>4</text:p>
          </table:table-cell>
          <table:table-cell office:value-type="string" table:style-name="ce241">
            <text:p>Planification claire des priorités, communication transparente entre les équipes</text:p>
          </table:table-cell>
          <table:table-cell office:value-type="string" table:style-name="ce241">
            <text:p>Réaffectation des ressources, ajustement des plannings</text:p>
          </table:table-cell>
          <table:table-cell table:number-columns-repeated="16375"/>
        </table:table-row>
        <table:table-row table:style-name="ro43">
          <table:table-cell office:value-type="string" table:style-name="ce241">
            <text:p>Partage des ressources limitées entre les deux applications</text:p>
          </table:table-cell>
          <table:table-cell office:value-type="string" table:style-name="ce241">
            <text:p>Ressources insuffisantes, délais prolongés</text:p>
          </table:table-cell>
          <table:table-cell office:value-type="string" table:style-name="ce241">
            <text:p>Retards dans les développements, qualité compromise</text:p>
          </table:table-cell>
          <table:table-cell office:value-type="string" table:style-name="ce241">
            <text:p>Risque de perte de clients pour les deux applications, coûts supplémentaires</text:p>
          </table:table-cell>
          <table:table-cell office:value-type="float" office:value="2" table:style-name="ce243">
            <text:p>2</text:p>
          </table:table-cell>
          <table:table-cell office:value-type="float" office:value="2" table:style-name="ce243">
            <text:p>2</text:p>
          </table:table-cell>
          <table:table-cell office:value-type="float" office:value="4" table:style-name="ce239">
            <text:p>4</text:p>
          </table:table-cell>
          <table:table-cell office:value-type="string" table:style-name="ce241">
            <text:p>Allocation prioritaire des ressources critiques, évaluation régulière des ressources disponibles</text:p>
          </table:table-cell>
          <table:table-cell office:value-type="string" table:style-name="ce241">
            <text:p>Réaffectation rapide des ressources, redéfinition des plannings</text:p>
          </table:table-cell>
          <table:table-cell table:number-columns-repeated="16375"/>
        </table:table-row>
        <table:table-row table:style-name="ro44">
          <table:table-cell office:value-type="string" table:style-name="ce241">
            <text:p>Violation de la confidentialité des données personnelles sensibles</text:p>
          </table:table-cell>
          <table:table-cell office:value-type="string" table:style-name="ce241">
            <text:p>Fuite de données, sanctions légales</text:p>
          </table:table-cell>
          <table:table-cell office:value-type="string" table:style-name="ce241">
            <text:p>Perte de confiance des clients, coûts juridiques</text:p>
          </table:table-cell>
          <table:table-cell office:value-type="string" table:style-name="ce241">
            <text:p>Perte de réputation, coûts financiers élevés</text:p>
          </table:table-cell>
          <table:table-cell office:value-type="float" office:value="3" table:style-name="ce240">
            <text:p>3</text:p>
          </table:table-cell>
          <table:table-cell office:value-type="float" office:value="2" table:style-name="ce243">
            <text:p>2</text:p>
          </table:table-cell>
          <table:table-cell office:value-type="float" office:value="6" table:style-name="ce239">
            <text:p>6</text:p>
          </table:table-cell>
          <table:table-cell office:value-type="string" table:style-name="ce241">
            <text:p>Renforcement des mesures de sécurité, conformité stricte aux réglementations</text:p>
          </table:table-cell>
          <table:table-cell office:value-type="string" table:style-name="ce241">
            <text:p>Plan de réponse aux incidents, notification des autorités compétentes, indemnisation des victimes</text:p>
          </table:table-cell>
          <table:table-cell table:number-columns-repeated="16375"/>
        </table:table-row>
        <table:table-row table:style-name="ro45">
          <table:table-cell office:value-type="string" table:style-name="ce241">
            <text:p>Non-conformité réglementaire dans le traitement des données sensibles</text:p>
          </table:table-cell>
          <table:table-cell office:value-type="string" table:style-name="ce241">
            <text:p>Sanctions légales, perte de confiance des clients</text:p>
          </table:table-cell>
          <table:table-cell office:value-type="string" table:style-name="ce241">
            <text:p>Coûts juridiques, perte de réputation</text:p>
          </table:table-cell>
          <table:table-cell office:value-type="string" table:style-name="ce241">
            <text:p>Perte de confiance des clients, amendes élevées</text:p>
          </table:table-cell>
          <table:table-cell office:value-type="float" office:value="3" table:style-name="ce240">
            <text:p>3</text:p>
          </table:table-cell>
          <table:table-cell office:value-type="float" office:value="2" table:style-name="ce243">
            <text:p>2</text:p>
          </table:table-cell>
          <table:table-cell office:value-type="float" office:value="6" table:style-name="ce239">
            <text:p>6</text:p>
          </table:table-cell>
          <table:table-cell office:value-type="string" table:style-name="ce241">
            <text:p>Audit régulier de la conformité, formation du personnel sur les règles de traitement des données</text:p>
          </table:table-cell>
          <table:table-cell office:value-type="string" table:style-name="ce241">
            <text:p>Mise en conformité immédiate, correction des pratiques non conformes</text:p>
          </table:table-cell>
          <table:table-cell table:number-columns-repeated="16375"/>
        </table:table-row>
        <table:table-row table:style-name="ro3">
          <table:table-cell table:style-name="ce45">
            <draw:frame draw:z-index="1" draw:id="id2" draw:style-name="a2" draw:name="Graphique 1" svg:x="0.31944in" svg:y="0.13889in" svg:width="8in" svg:height="3.270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3">
          <table:table-cell table:number-columns-repeated="2"/>
          <table:table-cell table:style-name="ce45"/>
          <table:table-cell table:number-columns-repeated="16381"/>
        </table:table-row>
        <table:table-row table:number-rows-repeated="1048567" table:style-name="ro3">
          <table:table-cell table:number-columns-repeated="16384"/>
        </table:table-row>
      </table:table>
      <table:table table:name="5_-_Listes" table:style-name="ta3">
        <table:table-column table:style-name="co38" table:default-cell-style-name="ce1"/>
        <table:table-column table:style-name="co4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21" table:default-cell-style-name="ce1"/>
        <table:table-column table:style-name="co44" table:default-cell-style-name="ce1"/>
        <table:table-column table:style-name="co4" table:default-cell-style-name="ce1"/>
        <table:table-column table:style-name="co45" table:default-cell-style-name="ce1"/>
        <table:table-column table:style-name="co27" table:number-columns-repeated="14" table:default-cell-style-name="ce1"/>
        <table:table-column table:style-name="co28" table:number-columns-repeated="998" table:default-cell-style-name="ce1"/>
        <table:table-column table:style-name="co4" table:number-columns-repeated="15360" table:default-cell-style-name="ce1"/>
        <table:table-row table:style-name="ro3">
          <table:table-cell office:value-type="string" table:style-name="ce44">
            <text:p>Garanties</text:p>
          </table:table-cell>
          <table:table-cell table:style-name="ce44"/>
          <table:table-cell office:value-type="string" table:style-name="ce44">
            <text:p>Pays</text:p>
          </table:table-cell>
          <table:table-cell office:value-type="string" table:style-name="ce44">
            <text:p>Zone</text:p>
          </table:table-cell>
          <table:table-cell table:style-name="ce44"/>
          <table:table-cell office:value-type="string" table:style-name="ce44">
            <text:p>Catégories de personnes</text:p>
          </table:table-cell>
          <table:table-cell table:style-name="ce44"/>
          <table:table-cell office:value-type="string" table:style-name="ce44">
            <text:p>Destinataires</text:p>
          </table:table-cell>
          <table:table-cell table:style-name="ce44"/>
          <table:table-cell office:value-type="string" table:style-name="ce44">
            <text:p>Mesures de sécurité techniques</text:p>
          </table:table-cell>
          <table:table-cell table:style-name="ce2"/>
          <table:table-cell table:style-name="ce44"/>
          <table:table-cell table:number-columns-repeated="14" table:style-name="ce2"/>
          <table:table-cell table:number-columns-repeated="16358"/>
        </table:table-row>
        <table:table-row table:style-name="ro23">
          <table:table-cell office:value-type="string" table:style-name="ce45">
            <text:p>Sélectionnez un élément dans cette liste déroulante ►</text:p>
          </table:table-cell>
          <table:table-cell table:style-name="ce2"/>
          <table:table-cell office:value-type="string" table:style-name="ce45">
            <text:p>Sélectionnez un élément dans cette liste déroulante ►</text:p>
          </table:table-cell>
          <table:table-cell table:number-columns-repeated="2" table:style-name="ce2"/>
          <table:table-cell office:value-type="string" table:style-name="ce45">
            <text:p>Sélectionnez un élément dans cette liste déroulante ►</text:p>
          </table:table-cell>
          <table:table-cell table:style-name="ce2"/>
          <table:table-cell office:value-type="string" table:style-name="ce46">
            <text:p>Sélectionnez un élément dans cette liste déroulante ►</text:p>
          </table:table-cell>
          <table:table-cell table:style-name="ce2"/>
          <table:table-cell office:value-type="string" table:style-name="ce46">
            <text:p>Sélectionnez un élément dans cette liste déroulante ►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Clauses contractuelles types (CCT)</text:p>
          </table:table-cell>
          <table:table-cell table:style-name="ce2"/>
          <table:table-cell office:value-type="string" table:style-name="ce2">
            <text:p>Andorre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Salariés</text:p>
          </table:table-cell>
          <table:table-cell table:style-name="ce2"/>
          <table:table-cell office:value-type="string" table:style-name="ce2">
            <text:p>Service interne qui traite les données</text:p>
          </table:table-cell>
          <table:table-cell table:style-name="ce2"/>
          <table:table-cell office:value-type="string" table:style-name="ce2">
            <text:p>Mesures de traçabilité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Règles d'entreprise contraignantes (BCR)</text:p>
          </table:table-cell>
          <table:table-cell table:style-name="ce2"/>
          <table:table-cell office:value-type="string" table:style-name="ce2">
            <text:p>Argentine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Services Internes</text:p>
          </table:table-cell>
          <table:table-cell table:style-name="ce2"/>
          <table:table-cell office:value-type="string" table:style-name="ce2">
            <text:p>Sous-traitants</text:p>
          </table:table-cell>
          <table:table-cell table:style-name="ce2"/>
          <table:table-cell office:value-type="string" table:style-name="ce2">
            <text:p>Mesures de protection des logiciels</text:p>
          </table:table-cell>
          <table:table-cell table:number-columns-repeated="16" table:style-name="ce2"/>
          <table:table-cell table:number-columns-repeated="16358"/>
        </table:table-row>
        <table:table-row table:style-name="ro22">
          <table:table-cell office:value-type="string" table:style-name="ce2">
            <text:p>Pays adéquat</text:p>
          </table:table-cell>
          <table:table-cell table:style-name="ce2"/>
          <table:table-cell office:value-type="string" table:style-name="ce2">
            <text:p>Canada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Clients</text:p>
          </table:table-cell>
          <table:table-cell table:style-name="ce2"/>
          <table:table-cell office:value-type="string" table:style-name="ce45">
            <text:p>Destinataires dans des pays tiers ou organisations internationales</text:p>
          </table:table-cell>
          <table:table-cell table:style-name="ce2"/>
          <table:table-cell office:value-type="string" table:style-name="ce2">
            <text:p>Sauvegarde des données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Privacy shield</text:p>
          </table:table-cell>
          <table:table-cell table:style-name="ce2"/>
          <table:table-cell office:value-type="string" table:style-name="ce2">
            <text:p>Etats-Unis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Fournisseurs</text:p>
          </table:table-cell>
          <table:table-cell table:style-name="ce2"/>
          <table:table-cell office:value-type="string" table:style-name="ce2">
            <text:p>Partenaires institutionnels ou commerciaux</text:p>
          </table:table-cell>
          <table:table-cell table:style-name="ce2"/>
          <table:table-cell office:value-type="string" table:style-name="ce2">
            <text:p>Chiffrement des données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Code de conduite</text:p>
          </table:table-cell>
          <table:table-cell table:style-name="ce2"/>
          <table:table-cell office:value-type="string" table:style-name="ce2">
            <text:p>Guernesey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Prestataires</text:p>
          </table:table-cell>
          <table:table-cell table:style-name="ce2"/>
          <table:table-cell office:value-type="string" table:style-name="ce2">
            <text:p>Autre (Préciser)</text:p>
          </table:table-cell>
          <table:table-cell table:style-name="ce2"/>
          <table:table-cell office:value-type="string" table:style-name="ce2">
            <text:p>Contrôle d'accès des utilisateurs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Certification</text:p>
          </table:table-cell>
          <table:table-cell table:style-name="ce2"/>
          <table:table-cell office:value-type="string" table:style-name="ce2">
            <text:p>Ile de Man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Prospects</text:p>
          </table:table-cell>
          <table:table-cell table:number-columns-repeated="3" table:style-name="ce2"/>
          <table:table-cell office:value-type="string" table:style-name="ce2">
            <text:p>Contrôle des sous-traitants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office:value-type="string" table:style-name="ce2">
            <text:p>Dérogations (art 49)</text:p>
          </table:table-cell>
          <table:table-cell table:style-name="ce2"/>
          <table:table-cell office:value-type="string" table:style-name="ce2">
            <text:p>Iles FEROE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Candidats</text:p>
          </table:table-cell>
          <table:table-cell table:number-columns-repeated="3" table:style-name="ce2"/>
          <table:table-cell office:value-type="string" table:style-name="ce2">
            <text:p>Autres mesures (à préciser)</text:p>
          </table:table-cell>
          <table:table-cell table:number-columns-repeated="16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Israël</text:p>
          </table:table-cell>
          <table:table-cell office:value-type="string" table:style-name="ce2">
            <text:p>adéquat</text:p>
          </table:table-cell>
          <table:table-cell table:style-name="ce2"/>
          <table:table-cell office:value-type="string" table:style-name="ce2">
            <text:p>Autres (préciser)</text:p>
          </table:table-cell>
          <table:table-cell table:number-columns-repeated="20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Jersey</text:p>
          </table:table-cell>
          <table:table-cell office:value-type="string" table:style-name="ce2">
            <text:p>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Nouvelle-Zélande</text:p>
          </table:table-cell>
          <table:table-cell office:value-type="string" table:style-name="ce2">
            <text:p>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Suisse</text:p>
          </table:table-cell>
          <table:table-cell office:value-type="string" table:style-name="ce2">
            <text:p>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Uruguay</text:p>
          </table:table-cell>
          <table:table-cell office:value-type="string" table:style-name="ce2">
            <text:p>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fghani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frique du Su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lba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lgér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ngol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">
          <table:table-cell table:number-columns-repeated="2" table:style-name="ce2"/>
          <table:table-cell office:value-type="string" table:style-name="ce2">
            <text:p>Antigua-et-Barbud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Arabie saoudit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Armé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Austral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Azerbaïdj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ahama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ahreï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angladesh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arbad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eliz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éni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ermud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hou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iélorus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irma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oliv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osnie-Herzégov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otswan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rési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rune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urkina Fas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Burund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ambodg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amerou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ap-Vert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hil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h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lomb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mor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ng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rée du Nor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rée du Su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osta Ric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ôte d'Ivoir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Cub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Djibout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Dominiqu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Egypt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Emirats arabes uni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Equateu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Erythré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Éthiop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Fidj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abo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amb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éorg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han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ibralta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renad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roenlan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uatemal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uiné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uinée équatorial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uinée-Bissau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Guyan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Haït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Hondura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Hong-Kong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Ind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Indoné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Iraq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Ir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Jamaïqu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Japo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Jorda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azakh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eny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irghiz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iribat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osov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Koweït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Lao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Lesoth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Lib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Liberi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Liby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cédo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dagasca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lai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law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ldiv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li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roc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rshal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uric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aurita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exiqu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icroné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oldav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onac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ongol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onténégr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Mozambiqu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amib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auru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épa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icaragu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ige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Nigeri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Om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Ougand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Ouzbéki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ki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lao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lest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nam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pouasie-Nouvelle-Guiné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araguay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érou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hilippin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Porto Ric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Qata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Rép. dém. du Cong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République Centrafrica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République Dominica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Rus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Rwand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hara Occidenta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int-Christophe-et-Niévè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inte-Luc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int-Mari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int-Vincent-et-les Grenadin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lomo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lvado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mo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ao Tomé-et-Princip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énéga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erb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eychelles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ierra Leo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ingapour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omal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oud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oudan du Su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ri Lank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urinam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wazilan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Syr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adjiki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aiw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anzan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chad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haïland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imor oriental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og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ong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rinité-et-Tobago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unis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urkménista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urqu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Tuvalu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Ukrain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Vanuatu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Venezuela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Viêt Nam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Yémen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Zambi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style-name="ro38">
          <table:table-cell table:number-columns-repeated="2" table:style-name="ce2"/>
          <table:table-cell office:value-type="string" table:style-name="ce2">
            <text:p>Zimbabwe</text:p>
          </table:table-cell>
          <table:table-cell office:value-type="string" table:style-name="ce2">
            <text:p>Non adéquat</text:p>
          </table:table-cell>
          <table:table-cell table:number-columns-repeated="22" table:style-name="ce2"/>
          <table:table-cell table:number-columns-repeated="16358"/>
        </table:table-row>
        <table:table-row table:number-rows-repeated="823" table:style-name="ro38">
          <table:table-cell table:number-columns-repeated="26" table:style-name="ce2"/>
          <table:table-cell table:number-columns-repeated="16358"/>
        </table:table-row>
        <table:table-row table:number-rows-repeated="1047576" table:style-name="ro39">
          <table:table-cell table:number-columns-repeated="16384"/>
        </table:table-row>
      </table:table>
      <table:named-expressions>
        <table:named-expression table:name="Destinataires" table:expression="of:=[.#REF!]" table:base-cell-address="Dimensionnement.$A$1"/>
        <table:named-expression table:name="Garanties" table:expression="of:=[.#REF!]" table:base-cell-address="Dimensionnement.$A$1"/>
        <table:named-expression table:name="Mesures_Sécurité" table:expression="of:=[.#REF!]" table:base-cell-address="Dimensionnement.$A$1"/>
        <table:named-expression table:name="Pays_Hors_UE" table:expression="of:=[.#REF!]" table:base-cell-address="Dimensionnement.$A$1"/>
        <table:named-expression table:name="Personnes" table:expression="of:=[.#REF!]" table:base-cell-address="Dimensionnemen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Georgia" svg:font-family="Georgia"/>
    <style:font-face style:name="Trebuchet MS Bold Italic" svg:font-family="&quot;Trebuchet MS Bold Italic&quot;"/>
    <style:font-face style:name="Aptos Narrow" svg:font-family="&quot;Aptos Narrow&quot;"/>
    <style:font-face style:name="Söhne" svg:font-family="Söhne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41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439027777777778in" fo:margin-left="0.25in" fo:margin-right="0.25in" style:print-orientation="landscape" style:print-page-order="ttb" style:first-page-number="continue" style:scale-to="91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EL HABACHI Imane</dc:creator>
    <dc:date>2024-10-21T11:50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-2000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31.75pt" svg:width="626.25pt" chart:style-name="Crt0">
        <chart:title chart:style-name="CT00">
          <text:p text:style-name="a0" text:class-names="" text:cond-style-name="">Rentabilité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lan_de_charge__et_Rentabilité_.$A$75:.$A$98"/>
          </chart:axis>
          <chart:axis chart:dimension="y" chart:name="primary-y" chart:style-name="Axs1">
            <chart:grid chart:class="major" chart:style-name="GMa1"/>
          </chart:axis>
          <chart:series chart:label-cell-address="Plan_de_charge__et_Rentabilité_.$F$74" chart:values-cell-range-address="Plan_de_charge__et_Rentabilité_.$F$75:.$F$98" chart:class="chart:bar" chart:attached-axis="primary-y" chart:style-name="G0S4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1" draw:style="linear" draw:angle="0" draw:start-color="#c5dbc1" draw:end-color="#bbd7b6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2.75pt" svg:width="739.0pt" chart:style-name="Crt0">
        <chart:title chart:style-name="CT00">
          <text:p text:style-name="a0" text:class-names="" text:cond-style-name="">Estimation des gains<text:s text:c="1"/></text:p>
        </chart:title>
        <chart:plot-area chart:style-name="Plt0">
          <chart:axis chart:dimension="x" chart:name="primary-x" chart:style-name="Axs0">
            <chart:categories table:cell-range-address="Plan_de_charge__et_Rentabilité_.$B$46:.$B$69"/>
          </chart:axis>
          <chart:axis chart:dimension="y" chart:name="primary-y" chart:style-name="Axs1">
            <chart:grid chart:class="major" chart:style-name="GMa1"/>
          </chart:axis>
          <chart:series chart:values-cell-range-address="Plan_de_charge__et_Rentabilité_.$C$46:.$C$69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adar" svg:height="235.5pt" svg:width="576.0pt" chart:style-name="Crt0">
        <chart:title chart:style-name="CT00">
          <text:p text:style-name="a0" text:class-names="" text:cond-style-name="">Criticité (impact * prob)</text:p>
        </chart:title>
        <chart:plot-area chart:style-name="Plt0">
          <chart:axis chart:dimension="x" chart:name="primary-x" chart:style-name="Axs0">
            <chart:categories table:cell-range-address="Risques.$A$2:.$A$7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Risques.$G$1" chart:values-cell-range-address="Risques.$G$2:.$G$7" chart:class="chart:rad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